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2.94pt"/>
    </style:style>
    <style:style style:name="co2" style:family="table-column">
      <style:table-column-properties fo:break-before="auto" style:column-width="66.19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/>
      <table:table table:name="both_easy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2" table:default-cell-style-name="ce3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matrix</text:p>
          </table:table-cell>
          <table:table-cell table:style-name="ce1" office:value-type="string" calcext:value-type="string">
            <text:p>linbox</text:p>
          </table:table-cell>
          <table:table-cell table:style-name="ce1" office:value-type="string" calcext:value-type="string">
            <text:p>spasm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inv ratio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Margulies/flower_8_4.sms.gz</text:p>
          </table:table-cell>
          <table:table-cell office:value-type="float" office:value="37" calcext:value-type="float">
            <text:p>37.00</text:p>
          </table:table-cell>
          <table:table-cell office:value-type="float" office:value="9355" calcext:value-type="float">
            <text:p>9355</text:p>
          </table:table-cell>
          <table:table-cell table:formula="of:=[.B2]/[.C2]" office:value-type="float" office:value="0.00395510422234099" calcext:value-type="float">
            <text:p>0.00</text:p>
          </table:table-cell>
          <table:table-cell table:formula="of:=1/[.D2]" office:value-type="float" office:value="252.837837837838" calcext:value-type="float">
            <text:p>252.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gn/M0,6.data/M0,6-D6.sms.gz</text:p>
          </table:table-cell>
          <table:table-cell office:value-type="float" office:value="45" calcext:value-type="float">
            <text:p>45.00</text:p>
          </table:table-cell>
          <table:table-cell office:value-type="float" office:value="8755" calcext:value-type="float">
            <text:p>8755</text:p>
          </table:table-cell>
          <table:table-cell table:formula="of:=[.B3]/[.C3]" office:value-type="float" office:value="0.00513992004568818" calcext:value-type="float">
            <text:p>0.01</text:p>
          </table:table-cell>
          <table:table-cell table:formula="of:=1/[.D3]" office:value-type="float" office:value="194.555555555556" calcext:value-type="float">
            <text:p>194.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5/IG5-15.sms.gz</text:p>
          </table:table-cell>
          <table:table-cell office:value-type="float" office:value="1.6" calcext:value-type="float">
            <text:p>1.60</text:p>
          </table:table-cell>
          <table:table-cell office:value-type="float" office:value="288" calcext:value-type="float">
            <text:p>288</text:p>
          </table:table-cell>
          <table:table-cell table:formula="of:=[.B4]/[.C4]" office:value-type="float" office:value="0.00555555555555556" calcext:value-type="float">
            <text:p>0.01</text:p>
          </table:table-cell>
          <table:table-cell table:formula="of:=1/[.D4]" office:value-type="float" office:value="180" calcext:value-type="float">
            <text:p>180.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5/IG5-14.sms.gz</text:p>
          </table:table-cell>
          <table:table-cell office:value-type="float" office:value="0.5" calcext:value-type="float">
            <text:p>0.50</text:p>
          </table:table-cell>
          <table:table-cell office:value-type="float" office:value="70" calcext:value-type="float">
            <text:p>70</text:p>
          </table:table-cell>
          <table:table-cell table:formula="of:=[.B5]/[.C5]" office:value-type="float" office:value="0.00714285714285714" calcext:value-type="float">
            <text:p>0.01</text:p>
          </table:table-cell>
          <table:table-cell table:formula="of:=1/[.D5]" office:value-type="float" office:value="140" calcext:value-type="float">
            <text:p>140.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gulies/flower_7_4.sms.gz</text:p>
          </table:table-cell>
          <table:table-cell office:value-type="float" office:value="7.5" calcext:value-type="float">
            <text:p>7.50</text:p>
          </table:table-cell>
          <table:table-cell office:value-type="float" office:value="667" calcext:value-type="float">
            <text:p>667</text:p>
          </table:table-cell>
          <table:table-cell table:formula="of:=[.B6]/[.C6]" office:value-type="float" office:value="0.0112443778110945" calcext:value-type="float">
            <text:p>0.01</text:p>
          </table:table-cell>
          <table:table-cell table:formula="of:=1/[.D6]" office:value-type="float" office:value="88.9333333333333" calcext:value-type="float">
            <text:p>88.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L7d/GL7d13.sms.gz</text:p>
          </table:table-cell>
          <table:table-cell office:value-type="float" office:value="11" calcext:value-type="float">
            <text:p>11.00</text:p>
          </table:table-cell>
          <table:table-cell office:value-type="float" office:value="806" calcext:value-type="float">
            <text:p>806</text:p>
          </table:table-cell>
          <table:table-cell table:formula="of:=[.B7]/[.C7]" office:value-type="float" office:value="0.0136476426799007" calcext:value-type="float">
            <text:p>0.01</text:p>
          </table:table-cell>
          <table:table-cell table:formula="of:=1/[.D7]" office:value-type="float" office:value="73.2727272727273" calcext:value-type="float">
            <text:p>73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5/IG5-13.sms.gz</text:p>
          </table:table-cell>
          <table:table-cell office:value-type="float" office:value="0.208584" calcext:value-type="float">
            <text:p>0.21</text:p>
          </table:table-cell>
          <table:table-cell office:value-type="float" office:value="12.91" calcext:value-type="float">
            <text:p>12.91</text:p>
          </table:table-cell>
          <table:table-cell table:formula="of:=[.B8]/[.C8]" office:value-type="float" office:value="0.0161567776917119" calcext:value-type="float">
            <text:p>0.02</text:p>
          </table:table-cell>
          <table:table-cell table:formula="of:=1/[.D8]" office:value-type="float" office:value="61.8935297050589" calcext:value-type="float">
            <text:p>61.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gulies/cat_ears_4_4.sms.gz</text:p>
          </table:table-cell>
          <table:table-cell office:value-type="float" office:value="3" calcext:value-type="float">
            <text:p>3.00</text:p>
          </table:table-cell>
          <table:table-cell office:value-type="float" office:value="184" calcext:value-type="float">
            <text:p>184</text:p>
          </table:table-cell>
          <table:table-cell table:formula="of:=[.B9]/[.C9]" office:value-type="float" office:value="0.016304347826087" calcext:value-type="float">
            <text:p>0.02</text:p>
          </table:table-cell>
          <table:table-cell table:formula="of:=1/[.D9]" office:value-type="float" office:value="61.3333333333333" calcext:value-type="float">
            <text:p>61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PPAM2011/M0,5-D6.sms.gz</text:p>
          </table:table-cell>
          <table:table-cell office:value-type="float" office:value="0.334696" calcext:value-type="float">
            <text:p>0.33</text:p>
          </table:table-cell>
          <table:table-cell office:value-type="float" office:value="15.21" calcext:value-type="float">
            <text:p>15.21</text:p>
          </table:table-cell>
          <table:table-cell table:formula="of:=[.B10]/[.C10]" office:value-type="float" office:value="0.022004996712689" calcext:value-type="float">
            <text:p>0.02</text:p>
          </table:table-cell>
          <table:table-cell table:formula="of:=1/[.D10]" office:value-type="float" office:value="45.444224012238" calcext:value-type="float">
            <text:p>45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NSR8K.sms.gz</text:p>
          </table:table-cell>
          <table:table-cell office:value-type="float" office:value="0.343306" calcext:value-type="float">
            <text:p>0.34</text:p>
          </table:table-cell>
          <table:table-cell office:value-type="float" office:value="14.04" calcext:value-type="float">
            <text:p>14.04</text:p>
          </table:table-cell>
          <table:table-cell table:formula="of:=[.B11]/[.C11]" office:value-type="float" office:value="0.0244519943019943" calcext:value-type="float">
            <text:p>0.02</text:p>
          </table:table-cell>
          <table:table-cell table:formula="of:=1/[.D11]" office:value-type="float" office:value="40.8964597181523" calcext:value-type="float">
            <text:p>40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M0,5.data/M0,5-D6.sms.gz</text:p>
          </table:table-cell>
          <table:table-cell office:value-type="float" office:value="0.347332" calcext:value-type="float">
            <text:p>0.35</text:p>
          </table:table-cell>
          <table:table-cell office:value-type="float" office:value="11.35" calcext:value-type="float">
            <text:p>11.35</text:p>
          </table:table-cell>
          <table:table-cell table:formula="of:=[.B12]/[.C12]" office:value-type="float" office:value="0.0306019383259912" calcext:value-type="float">
            <text:p>0.03</text:p>
          </table:table-cell>
          <table:table-cell table:formula="of:=1/[.D12]" office:value-type="float" office:value="32.6776686282865" calcext:value-type="float">
            <text:p>32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5/IG5-12.sms.gz</text:p>
          </table:table-cell>
          <table:table-cell office:value-type="float" office:value="0.075067" calcext:value-type="float">
            <text:p>0.08</text:p>
          </table:table-cell>
          <table:table-cell office:value-type="float" office:value="2.27" calcext:value-type="float">
            <text:p>2.27</text:p>
          </table:table-cell>
          <table:table-cell table:formula="of:=[.B13]/[.C13]" office:value-type="float" office:value="0.0330691629955947" calcext:value-type="float">
            <text:p>0.03</text:p>
          </table:table-cell>
          <table:table-cell table:formula="of:=1/[.D13]" office:value-type="float" office:value="30.2396525770312" calcext:value-type="float">
            <text:p>30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G/mat1916.sms.gz</text:p>
          </table:table-cell>
          <table:table-cell office:value-type="float" office:value="0.124069" calcext:value-type="float">
            <text:p>0.12</text:p>
          </table:table-cell>
          <table:table-cell office:value-type="float" office:value="3.39" calcext:value-type="float">
            <text:p>3.39</text:p>
          </table:table-cell>
          <table:table-cell table:formula="of:=[.B14]/[.C14]" office:value-type="float" office:value="0.0365985250737463" calcext:value-type="float">
            <text:p>0.04</text:p>
          </table:table-cell>
          <table:table-cell table:formula="of:=1/[.D14]" office:value-type="float" office:value="27.3235054687311" calcext:value-type="float">
            <text:p>27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qap12.sms.gz</text:p>
          </table:table-cell>
          <table:table-cell office:value-type="float" office:value="0.100035" calcext:value-type="float">
            <text:p>0.10</text:p>
          </table:table-cell>
          <table:table-cell office:value-type="float" office:value="2.57" calcext:value-type="float">
            <text:p>2.57</text:p>
          </table:table-cell>
          <table:table-cell table:formula="of:=[.B15]/[.C15]" office:value-type="float" office:value="0.0389241245136187" calcext:value-type="float">
            <text:p>0.04</text:p>
          </table:table-cell>
          <table:table-cell table:formula="of:=1/[.D15]" office:value-type="float" office:value="25.6910081471485" calcext:value-type="float">
            <text:p>25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z/big2sparse.sms.gz</text:p>
          </table:table-cell>
          <table:table-cell office:value-type="float" office:value="0.121339" calcext:value-type="float">
            <text:p>0.12</text:p>
          </table:table-cell>
          <table:table-cell office:value-type="float" office:value="3.11" calcext:value-type="float">
            <text:p>3.11</text:p>
          </table:table-cell>
          <table:table-cell table:formula="of:=[.B16]/[.C16]" office:value-type="float" office:value="0.0390157556270096" calcext:value-type="float">
            <text:p>0.04</text:p>
          </table:table-cell>
          <table:table-cell table:formula="of:=1/[.D16]" office:value-type="float" office:value="25.6306710950313" calcext:value-type="float">
            <text:p>25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nug12.sms.gz</text:p>
          </table:table-cell>
          <table:table-cell office:value-type="float" office:value="0.10264" calcext:value-type="float">
            <text:p>0.10</text:p>
          </table:table-cell>
          <table:table-cell office:value-type="float" office:value="1.88" calcext:value-type="float">
            <text:p>1.88</text:p>
          </table:table-cell>
          <table:table-cell table:formula="of:=[.B17]/[.C17]" office:value-type="float" office:value="0.0545957446808511" calcext:value-type="float">
            <text:p>0.05</text:p>
          </table:table-cell>
          <table:table-cell table:formula="of:=1/[.D17]" office:value-type="float" office:value="18.3164458300857" calcext:value-type="float">
            <text:p>18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nug15.sms.gz</text:p>
          </table:table-cell>
          <table:table-cell office:value-type="float" office:value="0.359501" calcext:value-type="float">
            <text:p>0.36</text:p>
          </table:table-cell>
          <table:table-cell office:value-type="float" office:value="6.37" calcext:value-type="float">
            <text:p>6.37</text:p>
          </table:table-cell>
          <table:table-cell table:formula="of:=[.B18]/[.C18]" office:value-type="float" office:value="0.0564365777080063" calcext:value-type="float">
            <text:p>0.06</text:p>
          </table:table-cell>
          <table:table-cell table:formula="of:=1/[.D18]" office:value-type="float" office:value="17.7190049540891" calcext:value-type="float">
            <text:p>17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z/1280x2800.sms.gz</text:p>
          </table:table-cell>
          <table:table-cell office:value-type="float" office:value="0.0137" calcext:value-type="float">
            <text:p>0.01</text:p>
          </table:table-cell>
          <table:table-cell office:value-type="float" office:value="0.24" calcext:value-type="float">
            <text:p>0.24</text:p>
          </table:table-cell>
          <table:table-cell table:formula="of:=[.B19]/[.C19]" office:value-type="float" office:value="0.0570833333333333" calcext:value-type="float">
            <text:p>0.06</text:p>
          </table:table-cell>
          <table:table-cell table:formula="of:=1/[.D19]" office:value-type="float" office:value="17.5182481751825" calcext:value-type="float">
            <text:p>17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5/IG5-11.sms.gz</text:p>
          </table:table-cell>
          <table:table-cell office:value-type="float" office:value="0.0245061" calcext:value-type="float">
            <text:p>0.02</text:p>
          </table:table-cell>
          <table:table-cell office:value-type="float" office:value="0.41" calcext:value-type="float">
            <text:p>0.41</text:p>
          </table:table-cell>
          <table:table-cell table:formula="of:=[.B20]/[.C20]" office:value-type="float" office:value="0.0597709756097561" calcext:value-type="float">
            <text:p>0.06</text:p>
          </table:table-cell>
          <table:table-cell table:formula="of:=1/[.D20]" office:value-type="float" office:value="16.7305283174393" calcext:value-type="float">
            <text:p>16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qap10.sms.gz</text:p>
          </table:table-cell>
          <table:table-cell office:value-type="float" office:value="0.0230401" calcext:value-type="float">
            <text:p>0.02</text:p>
          </table:table-cell>
          <table:table-cell office:value-type="float" office:value="0.38" calcext:value-type="float">
            <text:p>0.38</text:p>
          </table:table-cell>
          <table:table-cell table:formula="of:=[.B21]/[.C21]" office:value-type="float" office:value="0.0606318421052632" calcext:value-type="float">
            <text:p>0.06</text:p>
          </table:table-cell>
          <table:table-cell table:formula="of:=1/[.D21]" office:value-type="float" office:value="16.4929839714237" calcext:value-type="float">
            <text:p>16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z/6784x5252.sms.gz</text:p>
          </table:table-cell>
          <table:table-cell office:value-type="float" office:value="0.277418" calcext:value-type="float">
            <text:p>0.28</text:p>
          </table:table-cell>
          <table:table-cell office:value-type="float" office:value="4.52" calcext:value-type="float">
            <text:p>4.52</text:p>
          </table:table-cell>
          <table:table-cell table:formula="of:=[.B22]/[.C22]" office:value-type="float" office:value="0.0613756637168142" calcext:value-type="float">
            <text:p>0.06</text:p>
          </table:table-cell>
          <table:table-cell table:formula="of:=1/[.D22]" office:value-type="float" office:value="16.2931028267812" calcext:value-type="float">
            <text:p>16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uchioka/M.8320x4160.sms.gz</text:p>
          </table:table-cell>
          <table:table-cell office:value-type="float" office:value="0.516009" calcext:value-type="float">
            <text:p>0.52</text:p>
          </table:table-cell>
          <table:table-cell office:value-type="float" office:value="6.73" calcext:value-type="float">
            <text:p>6.73</text:p>
          </table:table-cell>
          <table:table-cell table:formula="of:=[.B23]/[.C23]" office:value-type="float" office:value="0.0766729569093611" calcext:value-type="float">
            <text:p>0.08</text:p>
          </table:table-cell>
          <table:table-cell table:formula="of:=1/[.D23]" office:value-type="float" office:value="13.0424081750512" calcext:value-type="float">
            <text:p>13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rail4284.sms.gz</text:p>
          </table:table-cell>
          <table:table-cell office:value-type="float" office:value="0.0548098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table:formula="of:=[.B24]/[.C24]" office:value-type="float" office:value="0.0782997142857143" calcext:value-type="float">
            <text:p>0.08</text:p>
          </table:table-cell>
          <table:table-cell table:formula="of:=1/[.D24]" office:value-type="float" office:value="12.7714386843229" calcext:value-type="float">
            <text:p>12.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anz/47104x30144bis.sms.gz</text:p>
          </table:table-cell>
          <table:table-cell office:value-type="float" office:value="39" calcext:value-type="float">
            <text:p>39.00</text:p>
          </table:table-cell>
          <table:table-cell office:value-type="float" office:value="488" calcext:value-type="float">
            <text:p>488</text:p>
          </table:table-cell>
          <table:table-cell table:formula="of:=[.B25]/[.C25]" office:value-type="float" office:value="0.0799180327868853" calcext:value-type="float">
            <text:p>0.08</text:p>
          </table:table-cell>
          <table:table-cell table:formula="of:=1/[.D25]" office:value-type="float" office:value="12.5128205128205" calcext:value-type="float">
            <text:p>12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M0,5.data/M0,5-D5.sms.gz</text:p>
          </table:table-cell>
          <table:table-cell office:value-type="float" office:value="0.0268991" calcext:value-type="float">
            <text:p>0.03</text:p>
          </table:table-cell>
          <table:table-cell office:value-type="float" office:value="0.33" calcext:value-type="float">
            <text:p>0.33</text:p>
          </table:table-cell>
          <table:table-cell table:formula="of:=[.B26]/[.C26]" office:value-type="float" office:value="0.0815124242424242" calcext:value-type="float">
            <text:p>0.08</text:p>
          </table:table-cell>
          <table:table-cell table:formula="of:=1/[.D26]" office:value-type="float" office:value="12.2680684483867" calcext:value-type="float">
            <text:p>12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siena1.sms.gz</text:p>
          </table:table-cell>
          <table:table-cell office:value-type="float" office:value="0.0221221" calcext:value-type="float">
            <text:p>0.02</text:p>
          </table:table-cell>
          <table:table-cell office:value-type="float" office:value="0.27" calcext:value-type="float">
            <text:p>0.27</text:p>
          </table:table-cell>
          <table:table-cell table:formula="of:=[.B27]/[.C27]" office:value-type="float" office:value="0.0819337037037037" calcext:value-type="float">
            <text:p>0.08</text:p>
          </table:table-cell>
          <table:table-cell table:formula="of:=1/[.D27]" office:value-type="float" office:value="12.2049895805552" calcext:value-type="float">
            <text:p>12.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nug30.sms.gz</text:p>
          </table:table-cell>
          <table:table-cell office:value-type="float" office:value="1.71784" calcext:value-type="float">
            <text:p>1.72</text:p>
          </table:table-cell>
          <table:table-cell office:value-type="float" office:value="20.82" calcext:value-type="float">
            <text:p>20.82</text:p>
          </table:table-cell>
          <table:table-cell table:formula="of:=[.B28]/[.C28]" office:value-type="float" office:value="0.082509125840538" calcext:value-type="float">
            <text:p>0.08</text:p>
          </table:table-cell>
          <table:table-cell table:formula="of:=1/[.D28]" office:value-type="float" office:value="12.1198714664928" calcext:value-type="float">
            <text:p>12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gulies/cat_ears_3_4.sms.gz</text:p>
          </table:table-cell>
          <table:table-cell office:value-type="float" office:value="0.233055" calcext:value-type="float">
            <text:p>0.23</text:p>
          </table:table-cell>
          <table:table-cell office:value-type="float" office:value="2.76" calcext:value-type="float">
            <text:p>2.76</text:p>
          </table:table-cell>
          <table:table-cell table:formula="of:=[.B29]/[.C29]" office:value-type="float" office:value="0.0844402173913043" calcext:value-type="float">
            <text:p>0.08</text:p>
          </table:table-cell>
          <table:table-cell table:formula="of:=1/[.D29]" office:value-type="float" office:value="11.8426980755616" calcext:value-type="float">
            <text:p>1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PPAM2011/M0,5-D5.sms.gz</text:p>
          </table:table-cell>
          <table:table-cell office:value-type="float" office:value="0.026469" calcext:value-type="float">
            <text:p>0.03</text:p>
          </table:table-cell>
          <table:table-cell office:value-type="float" office:value="0.3" calcext:value-type="float">
            <text:p>0.3</text:p>
          </table:table-cell>
          <table:table-cell table:formula="of:=[.B30]/[.C30]" office:value-type="float" office:value="0.08823" calcext:value-type="float">
            <text:p>0.09</text:p>
          </table:table-cell>
          <table:table-cell table:formula="of:=1/[.D30]" office:value-type="float" office:value="11.3340133741358" calcext:value-type="float">
            <text:p>11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lp22.pre.sms.gz</text:p>
          </table:table-cell>
          <table:table-cell office:value-type="float" office:value="0.038285" calcext:value-type="float">
            <text:p>0.04</text:p>
          </table:table-cell>
          <table:table-cell office:value-type="float" office:value="0.41" calcext:value-type="float">
            <text:p>0.41</text:p>
          </table:table-cell>
          <table:table-cell table:formula="of:=[.B31]/[.C31]" office:value-type="float" office:value="0.0933780487804878" calcext:value-type="float">
            <text:p>0.09</text:p>
          </table:table-cell>
          <table:table-cell table:formula="of:=1/[.D31]" office:value-type="float" office:value="10.7091550215489" calcext:value-type="float">
            <text:p>10.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lp22.sms.gz</text:p>
          </table:table-cell>
          <table:table-cell office:value-type="float" office:value="0.0406671" calcext:value-type="float">
            <text:p>0.04</text:p>
          </table:table-cell>
          <table:table-cell office:value-type="float" office:value="0.43" calcext:value-type="float">
            <text:p>0.43</text:p>
          </table:table-cell>
          <table:table-cell table:formula="of:=[.B32]/[.C32]" office:value-type="float" office:value="0.0945746511627907" calcext:value-type="float">
            <text:p>0.09</text:p>
          </table:table-cell>
          <table:table-cell table:formula="of:=1/[.D32]" office:value-type="float" office:value="10.573657821679" calcext:value-type="float">
            <text:p>10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nug20.sms.gz</text:p>
          </table:table-cell>
          <table:table-cell office:value-type="float" office:value="0.719573" calcext:value-type="float">
            <text:p>0.72</text:p>
          </table:table-cell>
          <table:table-cell office:value-type="float" office:value="7.49" calcext:value-type="float">
            <text:p>7.49</text:p>
          </table:table-cell>
          <table:table-cell table:formula="of:=[.B33]/[.C33]" office:value-type="float" office:value="0.0960711615487316" calcext:value-type="float">
            <text:p>0.10</text:p>
          </table:table-cell>
          <table:table-cell table:formula="of:=1/[.D33]" office:value-type="float" office:value="10.4089508639151" calcext:value-type="float">
            <text:p>10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trento1.sms.gz</text:p>
          </table:table-cell>
          <table:table-cell office:value-type="float" office:value="0.013644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table:formula="of:=[.B34]/[.C34]" office:value-type="float" office:value="0.0974571428571429" calcext:value-type="float">
            <text:p>0.10</text:p>
          </table:table-cell>
          <table:table-cell table:formula="of:=1/[.D34]" office:value-type="float" office:value="10.260920551158" calcext:value-type="float">
            <text:p>10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bner/f855_mat9.I.sms.gz</text:p>
          </table:table-cell>
          <table:table-cell office:value-type="float" office:value="0.294113" calcext:value-type="float">
            <text:p>0.29</text:p>
          </table:table-cell>
          <table:table-cell office:value-type="float" office:value="2.59" calcext:value-type="float">
            <text:p>2.59</text:p>
          </table:table-cell>
          <table:table-cell table:formula="of:=[.B35]/[.C35]" office:value-type="float" office:value="0.113557142857143" calcext:value-type="float">
            <text:p>0.11</text:p>
          </table:table-cell>
          <table:table-cell table:formula="of:=1/[.D35]" office:value-type="float" office:value="8.80613913699836" calcext:value-type="float">
            <text:p>8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gulies/flower_5_4.sms.gz</text:p>
          </table:table-cell>
          <table:table-cell office:value-type="float" office:value="0.262126" calcext:value-type="float">
            <text:p>0.26</text:p>
          </table:table-cell>
          <table:table-cell office:value-type="float" office:value="2.27" calcext:value-type="float">
            <text:p>2.27</text:p>
          </table:table-cell>
          <table:table-cell table:formula="of:=[.B36]/[.C36]" office:value-type="float" office:value="0.115474008810573" calcext:value-type="float">
            <text:p>0.12</text:p>
          </table:table-cell>
          <table:table-cell table:formula="of:=1/[.D36]" office:value-type="float" office:value="8.65995742505513" calcext:value-type="float">
            <text:p>8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brd14051.sms.gz</text:p>
          </table:table-cell>
          <table:table-cell office:value-type="float" office:value="2.28664" calcext:value-type="float">
            <text:p>2.29</text:p>
          </table:table-cell>
          <table:table-cell office:value-type="float" office:value="19.27" calcext:value-type="float">
            <text:p>19.27</text:p>
          </table:table-cell>
          <table:table-cell table:formula="of:=[.B37]/[.C37]" office:value-type="float" office:value="0.118663207057603" calcext:value-type="float">
            <text:p>0.12</text:p>
          </table:table-cell>
          <table:table-cell table:formula="of:=1/[.D37]" office:value-type="float" office:value="8.42721197914844" calcext:value-type="float">
            <text:p>8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lules/diffSL6/D_8.sms.gz</text:p>
          </table:table-cell>
          <table:table-cell office:value-type="float" office:value="0.0464091" calcext:value-type="float">
            <text:p>0.05</text:p>
          </table:table-cell>
          <table:table-cell office:value-type="float" office:value="0.39" calcext:value-type="float">
            <text:p>0.39</text:p>
          </table:table-cell>
          <table:table-cell table:formula="of:=[.B38]/[.C38]" office:value-type="float" office:value="0.118997692307692" calcext:value-type="float">
            <text:p>0.12</text:p>
          </table:table-cell>
          <table:table-cell table:formula="of:=1/[.D38]" office:value-type="float" office:value="8.40352430881013" calcext:value-type="float">
            <text:p>8.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L7d/GL7d24.sms.gz</text:p>
          </table:table-cell>
          <table:table-cell office:value-type="float" office:value="34" calcext:value-type="float">
            <text:p>34.00</text:p>
          </table:table-cell>
          <table:table-cell office:value-type="float" office:value="276" calcext:value-type="float">
            <text:p>276</text:p>
          </table:table-cell>
          <table:table-cell table:formula="of:=[.B39]/[.C39]" office:value-type="float" office:value="0.123188405797101" calcext:value-type="float">
            <text:p>0.12</text:p>
          </table:table-cell>
          <table:table-cell table:formula="of:=1/[.D39]" office:value-type="float" office:value="8.11764705882353" calcext:value-type="float">
            <text:p>8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lules/diffSL6/D_9.sms.gz</text:p>
          </table:table-cell>
          <table:table-cell office:value-type="float" office:value="0.0269251" calcext:value-type="float">
            <text:p>0.03</text:p>
          </table:table-cell>
          <table:table-cell office:value-type="float" office:value="0.21" calcext:value-type="float">
            <text:p>0.21</text:p>
          </table:table-cell>
          <table:table-cell table:formula="of:=[.B40]/[.C40]" office:value-type="float" office:value="0.128214761904762" calcext:value-type="float">
            <text:p>0.13</text:p>
          </table:table-cell>
          <table:table-cell table:formula="of:=1/[.D40]" office:value-type="float" office:value="7.79941392975328" calcext:value-type="float">
            <text:p>7.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z/16728x7176.sms.gz</text:p>
          </table:table-cell>
          <table:table-cell office:value-type="float" office:value="1.74457" calcext:value-type="float">
            <text:p>1.74</text:p>
          </table:table-cell>
          <table:table-cell office:value-type="float" office:value="11.69" calcext:value-type="float">
            <text:p>11.69</text:p>
          </table:table-cell>
          <table:table-cell table:formula="of:=[.B41]/[.C41]" office:value-type="float" office:value="0.149236099230111" calcext:value-type="float">
            <text:p>0.15</text:p>
          </table:table-cell>
          <table:table-cell table:formula="of:=1/[.D41]" office:value-type="float" office:value="6.70079159907599" calcext:value-type="float">
            <text:p>6.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dbic1.sms.gz</text:p>
          </table:table-cell>
          <table:table-cell office:value-type="float" office:value="0.147426" calcext:value-type="float">
            <text:p>0.15</text:p>
          </table:table-cell>
          <table:table-cell office:value-type="float" office:value="0.82" calcext:value-type="float">
            <text:p>0.82</text:p>
          </table:table-cell>
          <table:table-cell table:formula="of:=[.B42]/[.C42]" office:value-type="float" office:value="0.179787804878049" calcext:value-type="float">
            <text:p>0.18</text:p>
          </table:table-cell>
          <table:table-cell table:formula="of:=1/[.D42]" office:value-type="float" office:value="5.56211251746639" calcext:value-type="float">
            <text:p>5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pilot.sms.gz</text:p>
          </table:table-cell>
          <table:table-cell office:value-type="float" office:value="0.026355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formula="of:=[.B43]/[.C43]" office:value-type="float" office:value="0.18825" calcext:value-type="float">
            <text:p>0.19</text:p>
          </table:table-cell>
          <table:table-cell table:formula="of:=1/[.D43]" office:value-type="float" office:value="5.31208499335989" calcext:value-type="float">
            <text:p>5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lules/diffSL6/D_7.sms.gz</text:p>
          </table:table-cell>
          <table:table-cell office:value-type="float" office:value="0.0464511" calcext:value-type="float">
            <text:p>0.05</text:p>
          </table:table-cell>
          <table:table-cell office:value-type="float" office:value="0.22" calcext:value-type="float">
            <text:p>0.22</text:p>
          </table:table-cell>
          <table:table-cell table:formula="of:=[.B44]/[.C44]" office:value-type="float" office:value="0.211141363636364" calcext:value-type="float">
            <text:p>0.21</text:p>
          </table:table-cell>
          <table:table-cell table:formula="of:=1/[.D44]" office:value-type="float" office:value="4.73616340624872" calcext:value-type="float">
            <text:p>4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msc98-ip.sms.gz</text:p>
          </table:table-cell>
          <table:table-cell office:value-type="float" office:value="0.049063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table:formula="of:=[.B45]/[.C45]" office:value-type="float" office:value="0.213317391304348" calcext:value-type="float">
            <text:p>0.21</text:p>
          </table:table-cell>
          <table:table-cell table:formula="of:=1/[.D45]" office:value-type="float" office:value="4.68785031490125" calcext:value-type="float">
            <text:p>4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z/7382x2882.sms.gz</text:p>
          </table:table-cell>
          <table:table-cell office:value-type="float" office:value="0.252917" calcext:value-type="float">
            <text:p>0.25</text:p>
          </table:table-cell>
          <table:table-cell office:value-type="float" office:value="1.13" calcext:value-type="float">
            <text:p>1.13</text:p>
          </table:table-cell>
          <table:table-cell table:formula="of:=[.B46]/[.C46]" office:value-type="float" office:value="0.223820353982301" calcext:value-type="float">
            <text:p>0.22</text:p>
          </table:table-cell>
          <table:table-cell table:formula="of:=1/[.D46]" office:value-type="float" office:value="4.46786890560935" calcext:value-type="float">
            <text:p>4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ooshed/olivermatrix.1.sms.gz</text:p>
          </table:table-cell>
          <table:table-cell office:value-type="float" office:value="0.421448" calcext:value-type="float">
            <text:p>0.42</text:p>
          </table:table-cell>
          <table:table-cell office:value-type="float" office:value="1.74" calcext:value-type="float">
            <text:p>1.74</text:p>
          </table:table-cell>
          <table:table-cell table:formula="of:=[.B47]/[.C47]" office:value-type="float" office:value="0.242211494252874" calcext:value-type="float">
            <text:p>0.24</text:p>
          </table:table-cell>
          <table:table-cell table:formula="of:=1/[.D47]" office:value-type="float" office:value="4.1286232227938" calcext:value-type="float">
            <text:p>4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7d/GL7d12.sms.gz</text:p>
          </table:table-cell>
          <table:table-cell office:value-type="float" office:value="0.082809" calcext:value-type="float">
            <text:p>0.08</text:p>
          </table:table-cell>
          <table:table-cell office:value-type="float" office:value="0.33" calcext:value-type="float">
            <text:p>0.33</text:p>
          </table:table-cell>
          <table:table-cell table:formula="of:=[.B48]/[.C48]" office:value-type="float" office:value="0.250936363636364" calcext:value-type="float">
            <text:p>0.25</text:p>
          </table:table-cell>
          <table:table-cell table:formula="of:=1/[.D48]" office:value-type="float" office:value="3.98507408615006" calcext:value-type="float">
            <text:p>3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nemswrld.sms.gz</text:p>
          </table:table-cell>
          <table:table-cell office:value-type="float" office:value="0.0366249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table:formula="of:=[.B49]/[.C49]" office:value-type="float" office:value="0.261606428571428" calcext:value-type="float">
            <text:p>0.26</text:p>
          </table:table-cell>
          <table:table-cell table:formula="of:=1/[.D49]" office:value-type="float" office:value="3.82253603422808" calcext:value-type="float">
            <text:p>3.8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5/IG5-18.sms.gz</text:p>
          </table:table-cell>
          <table:table-cell office:value-type="float" office:value="29" calcext:value-type="float">
            <text:p>29.00</text:p>
          </table:table-cell>
          <table:table-cell office:value-type="float" office:value="109" calcext:value-type="float">
            <text:p>109</text:p>
          </table:table-cell>
          <table:table-cell table:formula="of:=[.B50]/[.C50]" office:value-type="float" office:value="0.26605504587156" calcext:value-type="float">
            <text:p>0.27</text:p>
          </table:table-cell>
          <table:table-cell table:formula="of:=1/[.D50]" office:value-type="float" office:value="3.75862068965517" calcext:value-type="float">
            <text:p>3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pcb3038.sms.gz</text:p>
          </table:table-cell>
          <table:table-cell office:value-type="float" office:value="0.122064" calcext:value-type="float">
            <text:p>0.12</text:p>
          </table:table-cell>
          <table:table-cell office:value-type="float" office:value="0.42" calcext:value-type="float">
            <text:p>0.42</text:p>
          </table:table-cell>
          <table:table-cell table:formula="of:=[.B51]/[.C51]" office:value-type="float" office:value="0.290628571428571" calcext:value-type="float">
            <text:p>0.29</text:p>
          </table:table-cell>
          <table:table-cell table:formula="of:=1/[.D51]" office:value-type="float" office:value="3.44081793157688" calcext:value-type="float">
            <text:p>3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z/7576x3016.sms.gz</text:p>
          </table:table-cell>
          <table:table-cell office:value-type="float" office:value="0.263093" calcext:value-type="float">
            <text:p>0.26</text:p>
          </table:table-cell>
          <table:table-cell office:value-type="float" office:value="0.8" calcext:value-type="float">
            <text:p>0.8</text:p>
          </table:table-cell>
          <table:table-cell table:formula="of:=[.B52]/[.C52]" office:value-type="float" office:value="0.32886625" calcext:value-type="float">
            <text:p>0.33</text:p>
          </table:table-cell>
          <table:table-cell table:formula="of:=1/[.D52]" office:value-type="float" office:value="3.04074984891274" calcext:value-type="float">
            <text:p>3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z/19588x4164bis.sms.gz</text:p>
          </table:table-cell>
          <table:table-cell office:value-type="float" office:value="0.556189" calcext:value-type="float">
            <text:p>0.56</text:p>
          </table:table-cell>
          <table:table-cell office:value-type="float" office:value="1.65" calcext:value-type="float">
            <text:p>1.65</text:p>
          </table:table-cell>
          <table:table-cell table:formula="of:=[.B53]/[.C53]" office:value-type="float" office:value="0.337084242424242" calcext:value-type="float">
            <text:p>0.34</text:p>
          </table:table-cell>
          <table:table-cell table:formula="of:=1/[.D53]" office:value-type="float" office:value="2.96661746276895" calcext:value-type="float">
            <text:p>2.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5/IG5-17.sms.gz</text:p>
          </table:table-cell>
          <table:table-cell office:value-type="float" office:value="11.2765" calcext:value-type="float">
            <text:p>11.28</text:p>
          </table:table-cell>
          <table:table-cell office:value-type="float" office:value="32.73" calcext:value-type="float">
            <text:p>32.73</text:p>
          </table:table-cell>
          <table:table-cell table:formula="of:=[.B54]/[.C54]" office:value-type="float" office:value="0.344531011304614" calcext:value-type="float">
            <text:p>0.34</text:p>
          </table:table-cell>
          <table:table-cell table:formula="of:=1/[.D54]" office:value-type="float" office:value="2.90249634195007" calcext:value-type="float">
            <text:p>2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l30.sms.gz</text:p>
          </table:table-cell>
          <table:table-cell office:value-type="float" office:value="0.0385499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table:formula="of:=[.B55]/[.C55]" office:value-type="float" office:value="0.350453636363636" calcext:value-type="float">
            <text:p>0.35</text:p>
          </table:table-cell>
          <table:table-cell table:formula="of:=1/[.D55]" office:value-type="float" office:value="2.85344449661348" calcext:value-type="float">
            <text:p>2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z/19588x4164.sms.gz</text:p>
          </table:table-cell>
          <table:table-cell office:value-type="float" office:value="0.575736" calcext:value-type="float">
            <text:p>0.58</text:p>
          </table:table-cell>
          <table:table-cell office:value-type="float" office:value="1.64" calcext:value-type="float">
            <text:p>1.64</text:p>
          </table:table-cell>
          <table:table-cell table:formula="of:=[.B56]/[.C56]" office:value-type="float" office:value="0.351058536585366" calcext:value-type="float">
            <text:p>0.35</text:p>
          </table:table-cell>
          <table:table-cell table:formula="of:=1/[.D56]" office:value-type="float" office:value="2.84852779746273" calcext:value-type="float">
            <text:p>2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cont4.sms.gz</text:p>
          </table:table-cell>
          <table:table-cell office:value-type="float" office:value="0.053611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table:formula="of:=[.B57]/[.C57]" office:value-type="float" office:value="0.357406666666667" calcext:value-type="float">
            <text:p>0.36</text:p>
          </table:table-cell>
          <table:table-cell table:formula="of:=1/[.D57]" office:value-type="float" office:value="2.79793325996531" calcext:value-type="float">
            <text:p>2.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5/IG5-16.sms.gz</text:p>
          </table:table-cell>
          <table:table-cell office:value-type="float" office:value="4.61108" calcext:value-type="float">
            <text:p>4.61</text:p>
          </table:table-cell>
          <table:table-cell office:value-type="float" office:value="11.18" calcext:value-type="float">
            <text:p>11.18</text:p>
          </table:table-cell>
          <table:table-cell table:formula="of:=[.B58]/[.C58]" office:value-type="float" office:value="0.412440071556351" calcext:value-type="float">
            <text:p>0.41</text:p>
          </table:table-cell>
          <table:table-cell table:formula="of:=1/[.D58]" office:value-type="float" office:value="2.42459467196405" calcext:value-type="float">
            <text:p>2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pilot87.sms.gz</text:p>
          </table:table-cell>
          <table:table-cell office:value-type="float" office:value="0.0789669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table:formula="of:=[.B59]/[.C59]" office:value-type="float" office:value="0.438705" calcext:value-type="float">
            <text:p>0.44</text:p>
          </table:table-cell>
          <table:table-cell table:formula="of:=1/[.D59]" office:value-type="float" office:value="2.2794360675169" calcext:value-type="float">
            <text:p>2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pilot87.pre.sms.gz</text:p>
          </table:table-cell>
          <table:table-cell office:value-type="float" office:value="0.0770941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table:formula="of:=[.B60]/[.C60]" office:value-type="float" office:value="0.513960666666667" calcext:value-type="float">
            <text:p>0.51</text:p>
          </table:table-cell>
          <table:table-cell table:formula="of:=1/[.D60]" office:value-type="float" office:value="1.94567418258985" calcext:value-type="float">
            <text:p>1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van.sms.gz</text:p>
          </table:table-cell>
          <table:table-cell office:value-type="float" office:value="0.233166" calcext:value-type="float">
            <text:p>0.23</text:p>
          </table:table-cell>
          <table:table-cell office:value-type="float" office:value="0.41" calcext:value-type="float">
            <text:p>0.41</text:p>
          </table:table-cell>
          <table:table-cell table:formula="of:=[.B61]/[.C61]" office:value-type="float" office:value="0.56869756097561" calcext:value-type="float">
            <text:p>0.57</text:p>
          </table:table-cell>
          <table:table-cell table:formula="of:=1/[.D61]" office:value-type="float" office:value="1.75840388392819" calcext:value-type="float">
            <text:p>1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dfl001.sms.gz</text:p>
          </table:table-cell>
          <table:table-cell office:value-type="float" office:value="0.06915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table:formula="of:=[.B62]/[.C62]" office:value-type="float" office:value="0.57625" calcext:value-type="float">
            <text:p>0.58</text:p>
          </table:table-cell>
          <table:table-cell table:formula="of:=1/[.D62]" office:value-type="float" office:value="1.7353579175705" calcext:value-type="float">
            <text:p>1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fnl4461.sms.gz</text:p>
          </table:table-cell>
          <table:table-cell office:value-type="float" office:value="0.205447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table:formula="of:=[.B63]/[.C63]" office:value-type="float" office:value="0.622566666666667" calcext:value-type="float">
            <text:p>0.62</text:p>
          </table:table-cell>
          <table:table-cell table:formula="of:=1/[.D63]" office:value-type="float" office:value="1.60625368099802" calcext:value-type="float">
            <text:p>1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pla33810.sms.gz</text:p>
          </table:table-cell>
          <table:table-cell office:value-type="float" office:value="2.23133" calcext:value-type="float">
            <text:p>2.23</text:p>
          </table:table-cell>
          <table:table-cell office:value-type="float" office:value="3.34" calcext:value-type="float">
            <text:p>3.34</text:p>
          </table:table-cell>
          <table:table-cell table:formula="of:=[.B64]/[.C64]" office:value-type="float" office:value="0.668062874251497" calcext:value-type="float">
            <text:p>0.67</text:p>
          </table:table-cell>
          <table:table-cell table:formula="of:=1/[.D64]" office:value-type="float" office:value="1.49686509839423" calcext:value-type="float">
            <text:p>1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stp3d.sms.gz</text:p>
          </table:table-cell>
          <table:table-cell office:value-type="float" office:value="0.530906" calcext:value-type="float">
            <text:p>0.53</text:p>
          </table:table-cell>
          <table:table-cell office:value-type="float" office:value="0.79" calcext:value-type="float">
            <text:p>0.79</text:p>
          </table:table-cell>
          <table:table-cell table:formula="of:=[.B65]/[.C65]" office:value-type="float" office:value="0.672032911392405" calcext:value-type="float">
            <text:p>0.67</text:p>
          </table:table-cell>
          <table:table-cell table:formula="of:=1/[.D65]" office:value-type="float" office:value="1.48802236177402" calcext:value-type="float">
            <text:p>1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self.sms.gz</text:p>
          </table:table-cell>
          <table:table-cell office:value-type="float" office:value="0.205571" calcext:value-type="float">
            <text:p>0.21</text:p>
          </table:table-cell>
          <table:table-cell office:value-type="float" office:value="0.3" calcext:value-type="float">
            <text:p>0.3</text:p>
          </table:table-cell>
          <table:table-cell table:formula="of:=[.B66]/[.C66]" office:value-type="float" office:value="0.685236666666667" calcext:value-type="float">
            <text:p>0.69</text:p>
          </table:table-cell>
          <table:table-cell table:formula="of:=1/[.D66]" office:value-type="float" office:value="1.4593498110142" calcext:value-type="float">
            <text:p>1.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/relat7.sms.gz</text:p>
          </table:table-cell>
          <table:table-cell office:value-type="float" office:value="0.491963" calcext:value-type="float">
            <text:p>0.49</text:p>
          </table:table-cell>
          <table:table-cell office:value-type="float" office:value="0.69" calcext:value-type="float">
            <text:p>0.69</text:p>
          </table:table-cell>
          <table:table-cell table:formula="of:=[.B67]/[.C67]" office:value-type="float" office:value="0.712989855072464" calcext:value-type="float">
            <text:p>0.71</text:p>
          </table:table-cell>
          <table:table-cell table:formula="of:=1/[.D67]" office:value-type="float" office:value="1.40254450029779" calcext:value-type="float">
            <text:p>1.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/relat7b.sms.gz</text:p>
          </table:table-cell>
          <table:table-cell office:value-type="float" office:value="0.509532" calcext:value-type="float">
            <text:p>0.51</text:p>
          </table:table-cell>
          <table:table-cell office:value-type="float" office:value="0.69" calcext:value-type="float">
            <text:p>0.69</text:p>
          </table:table-cell>
          <table:table-cell table:formula="of:=[.B68]/[.C68]" office:value-type="float" office:value="0.738452173913043" calcext:value-type="float">
            <text:p>0.74</text:p>
          </table:table-cell>
          <table:table-cell table:formula="of:=1/[.D68]" office:value-type="float" office:value="1.35418383928782" calcext:value-type="float">
            <text:p>1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bner/c8_mat11.I.sms.gz</text:p>
          </table:table-cell>
          <table:table-cell office:value-type="float" office:value="27.0469" calcext:value-type="float">
            <text:p>27.05</text:p>
          </table:table-cell>
          <table:table-cell office:value-type="float" office:value="34.68" calcext:value-type="float">
            <text:p>34.68</text:p>
          </table:table-cell>
          <table:table-cell table:formula="of:=[.B69]/[.C69]" office:value-type="float" office:value="0.77989907727797" calcext:value-type="float">
            <text:p>0.78</text:p>
          </table:table-cell>
          <table:table-cell table:formula="of:=1/[.D69]" office:value-type="float" office:value="1.28221718570335" calcext:value-type="float">
            <text:p>1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pla7397.sms.gz</text:p>
          </table:table-cell>
          <table:table-cell office:value-type="float" office:value="0.173789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table:formula="of:=[.B70]/[.C70]" office:value-type="float" office:value="0.827566666666667" calcext:value-type="float">
            <text:p>0.83</text:p>
          </table:table-cell>
          <table:table-cell table:formula="of:=1/[.D70]" office:value-type="float" office:value="1.20836186409957" calcext:value-type="float">
            <text:p>1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fome11.sms.gz</text:p>
          </table:table-cell>
          <table:table-cell office:value-type="float" office:value="0.20748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table:formula="of:=[.B71]/[.C71]" office:value-type="float" office:value="0.8645" calcext:value-type="float">
            <text:p>0.86</text:p>
          </table:table-cell>
          <table:table-cell table:formula="of:=1/[.D71]" office:value-type="float" office:value="1.15673799884326" calcext:value-type="float">
            <text:p>1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/rel7.sms.gz</text:p>
          </table:table-cell>
          <table:table-cell office:value-type="float" office:value="0.304519" calcext:value-type="float">
            <text:p>0.30</text:p>
          </table:table-cell>
          <table:table-cell office:value-type="float" office:value="0.35" calcext:value-type="float">
            <text:p>0.35</text:p>
          </table:table-cell>
          <table:table-cell table:formula="of:=[.B72]/[.C72]" office:value-type="float" office:value="0.870054285714286" calcext:value-type="float">
            <text:p>0.87</text:p>
          </table:table-cell>
          <table:table-cell table:formula="of:=1/[.D72]" office:value-type="float" office:value="1.14935357071316" calcext:value-type="float">
            <text:p>1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pla8_sig185.sms.gz</text:p>
          </table:table-cell>
          <table:table-cell office:value-type="float" office:value="7.7534" calcext:value-type="float">
            <text:p>7.75</text:p>
          </table:table-cell>
          <table:table-cell office:value-type="float" office:value="8.63" calcext:value-type="float">
            <text:p>8.63</text:p>
          </table:table-cell>
          <table:table-cell table:formula="of:=[.B73]/[.C73]" office:value-type="float" office:value="0.898424101969872" calcext:value-type="float">
            <text:p>0.90</text:p>
          </table:table-cell>
          <table:table-cell table:formula="of:=1/[.D73]" office:value-type="float" office:value="1.1130600768695" calcext:value-type="float">
            <text:p>1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z/10164x1740.sms.gz</text:p>
          </table:table-cell>
          <table:table-cell office:value-type="float" office:value="0.12078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table:formula="of:=[.B74]/[.C74]" office:value-type="float" office:value="0.929076923076923" calcext:value-type="float">
            <text:p>0.93</text:p>
          </table:table-cell>
          <table:table-cell table:formula="of:=1/[.D74]" office:value-type="float" office:value="1.07633714191091" calcext:value-type="float">
            <text:p>1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lutz30-23.b6.1716x3003.sms.gz</text:p>
          </table:table-cell>
          <table:table-cell office:value-type="float" office:value="0.104003" calcext:value-type="float">
            <text:p>0.10</text:p>
          </table:table-cell>
          <table:table-cell office:value-type="float" office:value="0.09" calcext:value-type="float">
            <text:p>0.09</text:p>
          </table:table-cell>
          <table:table-cell table:formula="of:=[.B75]/[.C75]" office:value-type="float" office:value="1.15558888888889" calcext:value-type="float">
            <text:p>1.16</text:p>
          </table:table-cell>
          <table:table-cell table:formula="of:=1/[.D75]" office:value-type="float" office:value="0.86535965308693" calcext:value-type="float">
            <text:p>0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cay/Trec12.sms.gz</text:p>
          </table:table-cell>
          <table:table-cell office:value-type="float" office:value="0.205786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table:formula="of:=[.B76]/[.C76]" office:value-type="float" office:value="1.21050588235294" calcext:value-type="float">
            <text:p>1.21</text:p>
          </table:table-cell>
          <table:table-cell table:formula="of:=1/[.D76]" office:value-type="float" office:value="0.826100900935924" calcext:value-type="float">
            <text:p>0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mk11.b4.10395x17325.sms.gz</text:p>
          </table:table-cell>
          <table:table-cell office:value-type="float" office:value="3.06025" calcext:value-type="float">
            <text:p>3.06</text:p>
          </table:table-cell>
          <table:table-cell office:value-type="float" office:value="2.28" calcext:value-type="float">
            <text:p>2.28</text:p>
          </table:table-cell>
          <table:table-cell table:formula="of:=[.B77]/[.C77]" office:value-type="float" office:value="1.3422149122807" calcext:value-type="float">
            <text:p>1.34</text:p>
          </table:table-cell>
          <table:table-cell table:formula="of:=1/[.D77]" office:value-type="float" office:value="0.745037170165836" calcext:value-type="float">
            <text:p>0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pla85900.nov21.sms.gz</text:p>
          </table:table-cell>
          <table:table-cell office:value-type="float" office:value="8.16639" calcext:value-type="float">
            <text:p>8.17</text:p>
          </table:table-cell>
          <table:table-cell office:value-type="float" office:value="5.53" calcext:value-type="float">
            <text:p>5.53</text:p>
          </table:table-cell>
          <table:table-cell table:formula="of:=[.B78]/[.C78]" office:value-type="float" office:value="1.47674321880651" calcext:value-type="float">
            <text:p>1.48</text:p>
          </table:table-cell>
          <table:table-cell table:formula="of:=1/[.D78]" office:value-type="float" office:value="0.677165797861723" calcext:value-type="float">
            <text:p>0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G/EX1.sms.gz</text:p>
          </table:table-cell>
          <table:table-cell office:value-type="float" office:value="0.104557" calcext:value-type="float">
            <text:p>0.10</text:p>
          </table:table-cell>
          <table:table-cell office:value-type="float" office:value="0.07" calcext:value-type="float">
            <text:p>0.07</text:p>
          </table:table-cell>
          <table:table-cell table:formula="of:=[.B79]/[.C79]" office:value-type="float" office:value="1.49367142857143" calcext:value-type="float">
            <text:p>1.49</text:p>
          </table:table-cell>
          <table:table-cell table:formula="of:=1/[.D79]" office:value-type="float" office:value="0.669491282267089" calcext:value-type="float">
            <text:p>0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G/EX4.sms.gz</text:p>
          </table:table-cell>
          <table:table-cell office:value-type="float" office:value="17.4721" calcext:value-type="float">
            <text:p>17.47</text:p>
          </table:table-cell>
          <table:table-cell office:value-type="float" office:value="11.2" calcext:value-type="float">
            <text:p>11.2</text:p>
          </table:table-cell>
          <table:table-cell table:formula="of:=[.B80]/[.C80]" office:value-type="float" office:value="1.56000892857143" calcext:value-type="float">
            <text:p>1.56</text:p>
          </table:table-cell>
          <table:table-cell table:formula="of:=1/[.D80]" office:value-type="float" office:value="0.641021972172778" calcext:value-type="float">
            <text:p>0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G/EX3.sms.gz</text:p>
          </table:table-cell>
          <table:table-cell office:value-type="float" office:value="17.9435" calcext:value-type="float">
            <text:p>17.94</text:p>
          </table:table-cell>
          <table:table-cell office:value-type="float" office:value="11.17" calcext:value-type="float">
            <text:p>11.17</text:p>
          </table:table-cell>
          <table:table-cell table:formula="of:=[.B81]/[.C81]" office:value-type="float" office:value="1.60640107430618" calcext:value-type="float">
            <text:p>1.61</text:p>
          </table:table-cell>
          <table:table-cell table:formula="of:=1/[.D81]" office:value-type="float" office:value="0.622509543845961" calcext:value-type="float">
            <text:p>0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fome12.sms.gz</text:p>
          </table:table-cell>
          <table:table-cell office:value-type="float" office:value="0.794802" calcext:value-type="float">
            <text:p>0.79</text:p>
          </table:table-cell>
          <table:table-cell office:value-type="float" office:value="0.45" calcext:value-type="float">
            <text:p>0.45</text:p>
          </table:table-cell>
          <table:table-cell table:formula="of:=[.B82]/[.C82]" office:value-type="float" office:value="1.76622666666667" calcext:value-type="float">
            <text:p>1.77</text:p>
          </table:table-cell>
          <table:table-cell table:formula="of:=1/[.D82]" office:value-type="float" office:value="0.566178746404765" calcext:value-type="float">
            <text:p>0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BD/bibd_18_9_153x48620.sms.gz</text:p>
          </table:table-cell>
          <table:table-cell office:value-type="float" office:value="0.547595" calcext:value-type="float">
            <text:p>0.55</text:p>
          </table:table-cell>
          <table:table-cell office:value-type="float" office:value="0.31" calcext:value-type="float">
            <text:p>0.31</text:p>
          </table:table-cell>
          <table:table-cell table:formula="of:=[.B83]/[.C83]" office:value-type="float" office:value="1.76643548387097" calcext:value-type="float">
            <text:p>1.77</text:p>
          </table:table-cell>
          <table:table-cell table:formula="of:=1/[.D83]" office:value-type="float" office:value="0.566111816214538" calcext:value-type="float">
            <text:p>0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G/EX2.sms.gz</text:p>
          </table:table-cell>
          <table:table-cell office:value-type="float" office:value="0.123956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table:formula="of:=[.B84]/[.C84]" office:value-type="float" office:value="1.7708" calcext:value-type="float">
            <text:p>1.77</text:p>
          </table:table-cell>
          <table:table-cell table:formula="of:=1/[.D84]" office:value-type="float" office:value="0.56471651231082" calcext:value-type="float">
            <text:p>0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BD/bibd_17_8_136x24310.sms.gz</text:p>
          </table:table-cell>
          <table:table-cell office:value-type="float" office:value="0.189181" calcext:value-type="float">
            <text:p>0.19</text:p>
          </table:table-cell>
          <table:table-cell office:value-type="float" office:value="0.1" calcext:value-type="float">
            <text:p>0.1</text:p>
          </table:table-cell>
          <table:table-cell table:formula="of:=[.B85]/[.C85]" office:value-type="float" office:value="1.89181" calcext:value-type="float">
            <text:p>1.89</text:p>
          </table:table-cell>
          <table:table-cell table:formula="of:=1/[.D85]" office:value-type="float" office:value="0.528594309153668" calcext:value-type="float">
            <text:p>0.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4c5.b6.4735x4340.sms.gz</text:p>
          </table:table-cell>
          <table:table-cell office:value-type="float" office:value="0.095613" calcext:value-type="float">
            <text:p>0.10</text:p>
          </table:table-cell>
          <table:table-cell office:value-type="float" office:value="0.049" calcext:value-type="float">
            <text:p>0.049</text:p>
          </table:table-cell>
          <table:table-cell table:formula="of:=[.B86]/[.C86]" office:value-type="float" office:value="1.95128571428571" calcext:value-type="float">
            <text:p>1.95</text:p>
          </table:table-cell>
          <table:table-cell table:formula="of:=1/[.D86]" office:value-type="float" office:value="0.512482612197086" calcext:value-type="float">
            <text:p>0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watson_1.pre.sms.gz</text:p>
          </table:table-cell>
          <table:table-cell office:value-type="float" office:value="0.0958629" calcext:value-type="float">
            <text:p>0.10</text:p>
          </table:table-cell>
          <table:table-cell office:value-type="float" office:value="0.049" calcext:value-type="float">
            <text:p>0.049</text:p>
          </table:table-cell>
          <table:table-cell table:formula="of:=[.B87]/[.C87]" office:value-type="float" office:value="1.95638571428571" calcext:value-type="float">
            <text:p>1.96</text:p>
          </table:table-cell>
          <table:table-cell table:formula="of:=1/[.D87]" office:value-type="float" office:value="0.511146647973304" calcext:value-type="float">
            <text:p>0.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st/TF13.sms.gz</text:p>
          </table:table-cell>
          <table:table-cell office:value-type="float" office:value="0.22381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table:formula="of:=[.B88]/[.C88]" office:value-type="float" office:value="2.03463636363636" calcext:value-type="float">
            <text:p>2.03</text:p>
          </table:table-cell>
          <table:table-cell table:formula="of:=1/[.D88]" office:value-type="float" office:value="0.491488315982306" calcext:value-type="float">
            <text:p>0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cay/Trec13.sms.gz</text:p>
          </table:table-cell>
          <table:table-cell office:value-type="float" office:value="4.81356" calcext:value-type="float">
            <text:p>4.81</text:p>
          </table:table-cell>
          <table:table-cell office:value-type="float" office:value="2.35" calcext:value-type="float">
            <text:p>2.35</text:p>
          </table:table-cell>
          <table:table-cell table:formula="of:=[.B89]/[.C89]" office:value-type="float" office:value="2.04832340425532" calcext:value-type="float">
            <text:p>2.05</text:p>
          </table:table-cell>
          <table:table-cell table:formula="of:=1/[.D89]" office:value-type="float" office:value="0.488204156590964" calcext:value-type="float">
            <text:p>0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3c6.b6.6435x5005.sms.gz</text:p>
          </table:table-cell>
          <table:table-cell office:value-type="float" office:value="0.100757" calcext:value-type="float">
            <text:p>0.10</text:p>
          </table:table-cell>
          <table:table-cell office:value-type="float" office:value="0.049" calcext:value-type="float">
            <text:p>0.049</text:p>
          </table:table-cell>
          <table:table-cell table:formula="of:=[.B90]/[.C90]" office:value-type="float" office:value="2.05626530612245" calcext:value-type="float">
            <text:p>2.06</text:p>
          </table:table-cell>
          <table:table-cell table:formula="of:=1/[.D90]" office:value-type="float" office:value="0.486318568436932" calcext:value-type="float">
            <text:p>0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BD/bibd_20_10_190x184756.sms.gz</text:p>
          </table:table-cell>
          <table:table-cell office:value-type="float" office:value="3.62382" calcext:value-type="float">
            <text:p>3.62</text:p>
          </table:table-cell>
          <table:table-cell office:value-type="float" office:value="1.76" calcext:value-type="float">
            <text:p>1.76</text:p>
          </table:table-cell>
          <table:table-cell table:formula="of:=[.B91]/[.C91]" office:value-type="float" office:value="2.05898863636364" calcext:value-type="float">
            <text:p>2.06</text:p>
          </table:table-cell>
          <table:table-cell table:formula="of:=1/[.D91]" office:value-type="float" office:value="0.485675337075241" calcext:value-type="float">
            <text:p>0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ha/mat2_abtaha.sms.gz</text:p>
          </table:table-cell>
          <table:table-cell office:value-type="float" office:value="0.104276" calcext:value-type="float">
            <text:p>0.10</text:p>
          </table:table-cell>
          <table:table-cell office:value-type="float" office:value="0.049" calcext:value-type="float">
            <text:p>0.049</text:p>
          </table:table-cell>
          <table:table-cell table:formula="of:=[.B92]/[.C92]" office:value-type="float" office:value="2.12808163265306" calcext:value-type="float">
            <text:p>2.13</text:p>
          </table:table-cell>
          <table:table-cell table:formula="of:=1/[.D92]" office:value-type="float" office:value="0.469906785837585" calcext:value-type="float">
            <text:p>0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BD/bibd_19_9_171x92378.sms.gz</text:p>
          </table:table-cell>
          <table:table-cell office:value-type="float" office:value="1.31576" calcext:value-type="float">
            <text:p>1.32</text:p>
          </table:table-cell>
          <table:table-cell office:value-type="float" office:value="0.61" calcext:value-type="float">
            <text:p>0.61</text:p>
          </table:table-cell>
          <table:table-cell table:formula="of:=[.B93]/[.C93]" office:value-type="float" office:value="2.15698360655738" calcext:value-type="float">
            <text:p>2.16</text:p>
          </table:table-cell>
          <table:table-cell table:formula="of:=1/[.D93]" office:value-type="float" office:value="0.463610384872621" calcext:value-type="float">
            <text:p>0.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gulies/kneser_8_3_1.sms.gz</text:p>
          </table:table-cell>
          <table:table-cell office:value-type="float" office:value="1.17335" calcext:value-type="float">
            <text:p>1.17</text:p>
          </table:table-cell>
          <table:table-cell office:value-type="float" office:value="0.54" calcext:value-type="float">
            <text:p>0.54</text:p>
          </table:table-cell>
          <table:table-cell table:formula="of:=[.B94]/[.C94]" office:value-type="float" office:value="2.17287037037037" calcext:value-type="float">
            <text:p>2.17</text:p>
          </table:table-cell>
          <table:table-cell table:formula="of:=1/[.D94]" office:value-type="float" office:value="0.460220735500916" calcext:value-type="float">
            <text:p>0.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watson_1.sms.gz</text:p>
          </table:table-cell>
          <table:table-cell office:value-type="float" office:value="0.107961" calcext:value-type="float">
            <text:p>0.11</text:p>
          </table:table-cell>
          <table:table-cell office:value-type="float" office:value="0.049" calcext:value-type="float">
            <text:p>0.049</text:p>
          </table:table-cell>
          <table:table-cell table:formula="of:=[.B95]/[.C95]" office:value-type="float" office:value="2.20328571428571" calcext:value-type="float">
            <text:p>2.20</text:p>
          </table:table-cell>
          <table:table-cell table:formula="of:=1/[.D95]" office:value-type="float" office:value="0.453867600337159" calcext:value-type="float">
            <text:p>0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7d/GL7d25.sms.gz</text:p>
          </table:table-cell>
          <table:table-cell office:value-type="float" office:value="0.135361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table:formula="of:=[.B96]/[.C96]" office:value-type="float" office:value="2.25601666666667" calcext:value-type="float">
            <text:p>2.26</text:p>
          </table:table-cell>
          <table:table-cell table:formula="of:=1/[.D96]" office:value-type="float" office:value="0.443259136678955" calcext:value-type="float">
            <text:p>0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3c6.b7.6435x6435.sms.gz</text:p>
          </table:table-cell>
          <table:table-cell office:value-type="float" office:value="0.110632" calcext:value-type="float">
            <text:p>0.11</text:p>
          </table:table-cell>
          <table:table-cell office:value-type="float" office:value="0.049" calcext:value-type="float">
            <text:p>0.049</text:p>
          </table:table-cell>
          <table:table-cell table:formula="of:=[.B97]/[.C97]" office:value-type="float" office:value="2.25779591836735" calcext:value-type="float">
            <text:p>2.26</text:p>
          </table:table-cell>
          <table:table-cell table:formula="of:=1/[.D97]" office:value-type="float" office:value="0.442909827174778" calcext:value-type="float">
            <text:p>0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ch7-7.b5.35280x52920.sms.gz</text:p>
          </table:table-cell>
          <table:table-cell office:value-type="float" office:value="58.1023" calcext:value-type="float">
            <text:p>58.10</text:p>
          </table:table-cell>
          <table:table-cell office:value-type="float" office:value="23.28" calcext:value-type="float">
            <text:p>23.28</text:p>
          </table:table-cell>
          <table:table-cell table:formula="of:=[.B98]/[.C98]" office:value-type="float" office:value="2.49580326460481" calcext:value-type="float">
            <text:p>2.50</text:p>
          </table:table-cell>
          <table:table-cell table:formula="of:=1/[.D98]" office:value-type="float" office:value="0.400672606764276" calcext:value-type="float">
            <text:p>0.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3c6.b8.4935x6435.sms.gz</text:p>
          </table:table-cell>
          <table:table-cell office:value-type="float" office:value="0.123235" calcext:value-type="float">
            <text:p>0.12</text:p>
          </table:table-cell>
          <table:table-cell office:value-type="float" office:value="0.049" calcext:value-type="float">
            <text:p>0.049</text:p>
          </table:table-cell>
          <table:table-cell table:formula="of:=[.B99]/[.C99]" office:value-type="float" office:value="2.515" calcext:value-type="float">
            <text:p>2.52</text:p>
          </table:table-cell>
          <table:table-cell table:formula="of:=1/[.D99]" office:value-type="float" office:value="0.397614314115308" calcext:value-type="float">
            <text:p>0.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st/TF15.sms.gz</text:p>
          </table:table-cell>
          <table:table-cell office:value-type="float" office:value="59.1388" calcext:value-type="float">
            <text:p>59.14</text:p>
          </table:table-cell>
          <table:table-cell office:value-type="float" office:value="23.24" calcext:value-type="float">
            <text:p>23.24</text:p>
          </table:table-cell>
          <table:table-cell table:formula="of:=[.B100]/[.C100]" office:value-type="float" office:value="2.54469879518072" calcext:value-type="float">
            <text:p>2.54</text:p>
          </table:table-cell>
          <table:table-cell table:formula="of:=1/[.D100]" office:value-type="float" office:value="0.392973817527579" calcext:value-type="float">
            <text:p>0.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ocay/Trec14.sms.gz</text:p>
          </table:table-cell>
          <table:table-cell office:value-type="float" office:value="80" calcext:value-type="float">
            <text:p>80.00</text:p>
          </table:table-cell>
          <table:table-cell office:value-type="float" office:value="31" calcext:value-type="float">
            <text:p>31</text:p>
          </table:table-cell>
          <table:table-cell table:formula="of:=[.B101]/[.C101]" office:value-type="float" office:value="2.58064516129032" calcext:value-type="float">
            <text:p>2.58</text:p>
          </table:table-cell>
          <table:table-cell table:formula="of:=1/[.D101]" office:value-type="float" office:value="0.3875" calcext:value-type="float">
            <text:p>0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efethen/trefethen_700.sms.gz</text:p>
          </table:table-cell>
          <table:table-cell office:value-type="float" office:value="0.268967" calcext:value-type="float">
            <text:p>0.27</text:p>
          </table:table-cell>
          <table:table-cell office:value-type="float" office:value="0.1" calcext:value-type="float">
            <text:p>0.1</text:p>
          </table:table-cell>
          <table:table-cell table:formula="of:=[.B102]/[.C102]" office:value-type="float" office:value="2.68967" calcext:value-type="float">
            <text:p>2.69</text:p>
          </table:table-cell>
          <table:table-cell table:formula="of:=1/[.D102]" office:value-type="float" office:value="0.371792822167775" calcext:value-type="float">
            <text:p>0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st/TF14.sms.gz</text:p>
          </table:table-cell>
          <table:table-cell office:value-type="float" office:value="3.80759" calcext:value-type="float">
            <text:p>3.81</text:p>
          </table:table-cell>
          <table:table-cell office:value-type="float" office:value="1.33" calcext:value-type="float">
            <text:p>1.33</text:p>
          </table:table-cell>
          <table:table-cell table:formula="of:=[.B103]/[.C103]" office:value-type="float" office:value="2.86284962406015" calcext:value-type="float">
            <text:p>2.86</text:p>
          </table:table-cell>
          <table:table-cell table:formula="of:=1/[.D103]" office:value-type="float" office:value="0.349302314587442" calcext:value-type="float">
            <text:p>0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mk12.b2.13860x1485.sms.gz</text:p>
          </table:table-cell>
          <table:table-cell office:value-type="float" office:value="0.147751" calcext:value-type="float">
            <text:p>0.15</text:p>
          </table:table-cell>
          <table:table-cell office:value-type="float" office:value="0.049" calcext:value-type="float">
            <text:p>0.049</text:p>
          </table:table-cell>
          <table:table-cell table:formula="of:=[.B104]/[.C104]" office:value-type="float" office:value="3.01532653061224" calcext:value-type="float">
            <text:p>3.02</text:p>
          </table:table-cell>
          <table:table-cell table:formula="of:=1/[.D104]" office:value-type="float" office:value="0.331639041360126" calcext:value-type="float">
            <text:p>0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fome13.sms.gz</text:p>
          </table:table-cell>
          <table:table-cell office:value-type="float" office:value="2.80506" calcext:value-type="float">
            <text:p>2.81</text:p>
          </table:table-cell>
          <table:table-cell office:value-type="float" office:value="0.88" calcext:value-type="float">
            <text:p>0.88</text:p>
          </table:table-cell>
          <table:table-cell table:formula="of:=[.B105]/[.C105]" office:value-type="float" office:value="3.18756818181818" calcext:value-type="float">
            <text:p>3.19</text:p>
          </table:table-cell>
          <table:table-cell table:formula="of:=1/[.D105]" office:value-type="float" office:value="0.313718779633947" calcext:value-type="float">
            <text:p>0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uchioka/S22.1002x1002.sms.gz</text:p>
          </table:table-cell>
          <table:table-cell office:value-type="float" office:value="0.161022" calcext:value-type="float">
            <text:p>0.16</text:p>
          </table:table-cell>
          <table:table-cell office:value-type="float" office:value="0.049" calcext:value-type="float">
            <text:p>0.049</text:p>
          </table:table-cell>
          <table:table-cell table:formula="of:=[.B106]/[.C106]" office:value-type="float" office:value="3.28616326530612" calcext:value-type="float">
            <text:p>3.29</text:p>
          </table:table-cell>
          <table:table-cell table:formula="of:=1/[.D106]" office:value-type="float" office:value="0.304306243867298" calcext:value-type="float">
            <text:p>0.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ch6-6.b4.4320x5400.sms.gz</text:p>
          </table:table-cell>
          <table:table-cell office:value-type="float" office:value="0.1731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table:formula="of:=[.B107]/[.C107]" office:value-type="float" office:value="3.46234" calcext:value-type="float">
            <text:p>3.46</text:p>
          </table:table-cell>
          <table:table-cell table:formula="of:=1/[.D107]" office:value-type="float" office:value="0.28882201054778" calcext:value-type="float">
            <text:p>0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mk11.b4.9450x17325.sms.gz</text:p>
          </table:table-cell>
          <table:table-cell office:value-type="float" office:value="0.677665" calcext:value-type="float">
            <text:p>0.68</text:p>
          </table:table-cell>
          <table:table-cell office:value-type="float" office:value="0.19" calcext:value-type="float">
            <text:p>0.19</text:p>
          </table:table-cell>
          <table:table-cell table:formula="of:=[.B108]/[.C108]" office:value-type="float" office:value="3.56665789473684" calcext:value-type="float">
            <text:p>3.57</text:p>
          </table:table-cell>
          <table:table-cell table:formula="of:=1/[.D108]" office:value-type="float" office:value="0.280374521334288" calcext:value-type="float">
            <text:p>0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BD/BIBD_22_8_231x319770.sms.gz</text:p>
          </table:table-cell>
          <table:table-cell office:value-type="float" office:value="5.94638" calcext:value-type="float">
            <text:p>5.95</text:p>
          </table:table-cell>
          <table:table-cell office:value-type="float" office:value="1.45" calcext:value-type="float">
            <text:p>1.45</text:p>
          </table:table-cell>
          <table:table-cell table:formula="of:=[.B109]/[.C109]" office:value-type="float" office:value="4.10095172413793" calcext:value-type="float">
            <text:p>4.10</text:p>
          </table:table-cell>
          <table:table-cell table:formula="of:=1/[.D109]" office:value-type="float" office:value="0.243845835617636" calcext:value-type="float">
            <text:p>0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2c6.b6.5715x4945.sms.gz</text:p>
          </table:table-cell>
          <table:table-cell office:value-type="float" office:value="0.204558" calcext:value-type="float">
            <text:p>0.20</text:p>
          </table:table-cell>
          <table:table-cell office:value-type="float" office:value="0.049" calcext:value-type="float">
            <text:p>0.049</text:p>
          </table:table-cell>
          <table:table-cell table:formula="of:=[.B110]/[.C110]" office:value-type="float" office:value="4.17465306122449" calcext:value-type="float">
            <text:p>4.17</text:p>
          </table:table-cell>
          <table:table-cell table:formula="of:=1/[.D110]" office:value-type="float" office:value="0.239540863715914" calcext:value-type="float">
            <text:p>0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bner/HFE18_96.in.sms.sms.gz</text:p>
          </table:table-cell>
          <table:table-cell office:value-type="float" office:value="6.16376" calcext:value-type="float">
            <text:p>6.16</text:p>
          </table:table-cell>
          <table:table-cell office:value-type="float" office:value="1.11" calcext:value-type="float">
            <text:p>1.11</text:p>
          </table:table-cell>
          <table:table-cell table:formula="of:=[.B111]/[.C111]" office:value-type="float" office:value="5.55293693693694" calcext:value-type="float">
            <text:p>5.55</text:p>
          </table:table-cell>
          <table:table-cell table:formula="of:=1/[.D111]" office:value-type="float" office:value="0.180084883253079" calcext:value-type="float">
            <text:p>0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efethen/trefethen_500.sms.gz</text:p>
          </table:table-cell>
          <table:table-cell office:value-type="float" office:value="0.113472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table:formula="of:=[.B112]/[.C112]" office:value-type="float" office:value="5.6736" calcext:value-type="float">
            <text:p>5.67</text:p>
          </table:table-cell>
          <table:table-cell table:formula="of:=1/[.D112]" office:value-type="float" office:value="0.176254935138184" calcext:value-type="float">
            <text:p>0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rl5915.sms.gz</text:p>
          </table:table-cell>
          <table:table-cell office:value-type="float" office:value="0.120974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table:formula="of:=[.B113]/[.C113]" office:value-type="float" office:value="6.0487" calcext:value-type="float">
            <text:p>6.05</text:p>
          </table:table-cell>
          <table:table-cell table:formula="of:=1/[.D113]" office:value-type="float" office:value="0.165324780531354" calcext:value-type="float">
            <text:p>0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efethen/trefethen_2000.sms.gz</text:p>
          </table:table-cell>
          <table:table-cell office:value-type="float" office:value="7.72162" calcext:value-type="float">
            <text:p>7.72</text:p>
          </table:table-cell>
          <table:table-cell office:value-type="float" office:value="1.19" calcext:value-type="float">
            <text:p>1.19</text:p>
          </table:table-cell>
          <table:table-cell table:formula="of:=[.B114]/[.C114]" office:value-type="float" office:value="6.48875630252101" calcext:value-type="float">
            <text:p>6.49</text:p>
          </table:table-cell>
          <table:table-cell table:formula="of:=1/[.D114]" office:value-type="float" office:value="0.154112738000575" calcext:value-type="float">
            <text:p>0.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mology/mk12.b4.62370x51975.sms.gz</text:p>
          </table:table-cell>
          <table:table-cell office:value-type="float" office:value="72" calcext:value-type="float">
            <text:p>72.00</text:p>
          </table:table-cell>
          <table:table-cell office:value-type="float" office:value="9.2" calcext:value-type="float">
            <text:p>9.2</text:p>
          </table:table-cell>
          <table:table-cell table:formula="of:=[.B115]/[.C115]" office:value-type="float" office:value="7.82608695652174" calcext:value-type="float">
            <text:p>7.83</text:p>
          </table:table-cell>
          <table:table-cell table:formula="of:=1/[.D115]" office:value-type="float" office:value="0.127777777777778" calcext:value-type="float">
            <text:p>0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scfxm1-2b-64.sms.gz</text:p>
          </table:table-cell>
          <table:table-cell office:value-type="float" office:value="0.161739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table:formula="of:=[.B116]/[.C116]" office:value-type="float" office:value="8.08695" calcext:value-type="float">
            <text:p>8.09</text:p>
          </table:table-cell>
          <table:table-cell table:formula="of:=1/[.D116]" office:value-type="float" office:value="0.123656013701086" calcext:value-type="float">
            <text:p>0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bner/c8_mat11.sms.gz</text:p>
          </table:table-cell>
          <table:table-cell office:value-type="float" office:value="26.8708" calcext:value-type="float">
            <text:p>26.87</text:p>
          </table:table-cell>
          <table:table-cell office:value-type="float" office:value="3.02" calcext:value-type="float">
            <text:p>3.02</text:p>
          </table:table-cell>
          <table:table-cell table:formula="of:=[.B117]/[.C117]" office:value-type="float" office:value="8.89761589403974" calcext:value-type="float">
            <text:p>8.90</text:p>
          </table:table-cell>
          <table:table-cell table:formula="of:=1/[.D117]" office:value-type="float" office:value="0.112389657174331" calcext:value-type="float">
            <text:p>0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mk12.b5.10395x62370.sms.gz</text:p>
          </table:table-cell>
          <table:table-cell office:value-type="float" office:value="0.440763" calcext:value-type="float">
            <text:p>0.44</text:p>
          </table:table-cell>
          <table:table-cell office:value-type="float" office:value="0.049" calcext:value-type="float">
            <text:p>0.049</text:p>
          </table:table-cell>
          <table:table-cell table:formula="of:=[.B118]/[.C118]" office:value-type="float" office:value="8.99516326530612" calcext:value-type="float">
            <text:p>9.00</text:p>
          </table:table-cell>
          <table:table-cell table:formula="of:=1/[.D118]" office:value-type="float" office:value="0.111170855992903" calcext:value-type="float">
            <text:p>0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bner/f855_mat9.sms.gz</text:p>
          </table:table-cell>
          <table:table-cell office:value-type="float" office:value="0.300053" calcext:value-type="float">
            <text:p>0.30</text:p>
          </table:table-cell>
          <table:table-cell office:value-type="float" office:value="0.03" calcext:value-type="float">
            <text:p>0.03</text:p>
          </table:table-cell>
          <table:table-cell table:formula="of:=[.B119]/[.C119]" office:value-type="float" office:value="10.0017666666667" calcext:value-type="float">
            <text:p>10.00</text:p>
          </table:table-cell>
          <table:table-cell table:formula="of:=1/[.D119]" office:value-type="float" office:value="0.099982336453893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2c6.b7.3990x5715.sms.gz</text:p>
          </table:table-cell>
          <table:table-cell office:value-type="float" office:value="0.111852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table:formula="of:=[.B120]/[.C120]" office:value-type="float" office:value="11.1852" calcext:value-type="float">
            <text:p>11.19</text:p>
          </table:table-cell>
          <table:table-cell table:formula="of:=1/[.D120]" office:value-type="float" office:value="0.0894038550942317" calcext:value-type="float">
            <text:p>0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mk10.b3.4725x3150.sms.gz</text:p>
          </table:table-cell>
          <table:table-cell office:value-type="float" office:value="0.113439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table:formula="of:=[.B121]/[.C121]" office:value-type="float" office:value="11.3439" calcext:value-type="float">
            <text:p>11.34</text:p>
          </table:table-cell>
          <table:table-cell table:formula="of:=1/[.D121]" office:value-type="float" office:value="0.0881531043115683" calcext:value-type="float">
            <text:p>0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rl5934.sms.gz</text:p>
          </table:table-cell>
          <table:table-cell office:value-type="float" office:value="0.113657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table:formula="of:=[.B122]/[.C122]" office:value-type="float" office:value="11.3657" calcext:value-type="float">
            <text:p>11.37</text:p>
          </table:table-cell>
          <table:table-cell table:formula="of:=1/[.D122]" office:value-type="float" office:value="0.0879840221015864" calcext:value-type="float">
            <text:p>0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BD/bibd_81_3_3240x85320.sms.gz</text:p>
          </table:table-cell>
          <table:table-cell office:value-type="float" office:value="0.232582" calcext:value-type="float">
            <text:p>0.23</text:p>
          </table:table-cell>
          <table:table-cell office:value-type="float" office:value="0.02" calcext:value-type="float">
            <text:p>0.02</text:p>
          </table:table-cell>
          <table:table-cell table:formula="of:=[.B123]/[.C123]" office:value-type="float" office:value="11.6291" calcext:value-type="float">
            <text:p>11.63</text:p>
          </table:table-cell>
          <table:table-cell table:formula="of:=1/[.D123]" office:value-type="float" office:value="0.0859911773052085" calcext:value-type="float">
            <text:p>0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PPAM2011/M0,5-D7.sms.gz</text:p>
          </table:table-cell>
          <table:table-cell office:value-type="float" office:value="0.582994" calcext:value-type="float">
            <text:p>0.58</text:p>
          </table:table-cell>
          <table:table-cell office:value-type="float" office:value="0.05" calcext:value-type="float">
            <text:p>0.05</text:p>
          </table:table-cell>
          <table:table-cell table:formula="of:=[.B124]/[.C124]" office:value-type="float" office:value="11.65988" calcext:value-type="float">
            <text:p>11.66</text:p>
          </table:table-cell>
          <table:table-cell table:formula="of:=1/[.D124]" office:value-type="float" office:value="0.0857641759606445" calcext:value-type="float">
            <text:p>0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scfxm1-2r-256.sms.gz</text:p>
          </table:table-cell>
          <table:table-cell office:value-type="float" office:value="0.62688" calcext:value-type="float">
            <text:p>0.63</text:p>
          </table:table-cell>
          <table:table-cell office:value-type="float" office:value="0.05" calcext:value-type="float">
            <text:p>0.05</text:p>
          </table:table-cell>
          <table:table-cell table:formula="of:=[.B125]/[.C125]" office:value-type="float" office:value="12.5376" calcext:value-type="float">
            <text:p>12.54</text:p>
          </table:table-cell>
          <table:table-cell table:formula="of:=1/[.D125]" office:value-type="float" office:value="0.0797600816743236" calcext:value-type="float">
            <text:p>0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pds-50.sms.gz</text:p>
          </table:table-cell>
          <table:table-cell office:value-type="float" office:value="0.129152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table:formula="of:=[.B126]/[.C126]" office:value-type="float" office:value="12.9152" calcext:value-type="float">
            <text:p>12.92</text:p>
          </table:table-cell>
          <table:table-cell table:formula="of:=1/[.D126]" office:value-type="float" office:value="0.0774281466798811" calcext:value-type="float">
            <text:p>0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ch7-6.b5.5040x15120.sms.gz</text:p>
          </table:table-cell>
          <table:table-cell office:value-type="float" office:value="0.131652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table:formula="of:=[.B127]/[.C127]" office:value-type="float" office:value="13.1652" calcext:value-type="float">
            <text:p>13.17</text:p>
          </table:table-cell>
          <table:table-cell table:formula="of:=1/[.D127]" office:value-type="float" office:value="0.0759578282137757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mology/ch7-8.b5.141120x141120.sms.gz</text:p>
          </table:table-cell>
          <table:table-cell office:value-type="float" office:value="611" calcext:value-type="float">
            <text:p>611.00</text:p>
          </table:table-cell>
          <table:table-cell office:value-type="float" office:value="45" calcext:value-type="float">
            <text:p>45</text:p>
          </table:table-cell>
          <table:table-cell table:formula="of:=[.B128]/[.C128]" office:value-type="float" office:value="13.5777777777778" calcext:value-type="float">
            <text:p>13.58</text:p>
          </table:table-cell>
          <table:table-cell table:formula="of:=1/[.D128]" office:value-type="float" office:value="0.0736497545008183" calcext:value-type="float">
            <text:p>0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M0,5.data/M0,5-D7.sms.gz</text:p>
          </table:table-cell>
          <table:table-cell office:value-type="float" office:value="0.593247" calcext:value-type="float">
            <text:p>0.59</text:p>
          </table:table-cell>
          <table:table-cell office:value-type="float" office:value="0.04" calcext:value-type="float">
            <text:p>0.04</text:p>
          </table:table-cell>
          <table:table-cell table:formula="of:=[.B129]/[.C129]" office:value-type="float" office:value="14.831175" calcext:value-type="float">
            <text:p>14.83</text:p>
          </table:table-cell>
          <table:table-cell table:formula="of:=1/[.D129]" office:value-type="float" office:value="0.0674255411321086" calcext:value-type="float">
            <text:p>0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scfxm1-2r-128.sms.gz</text:p>
          </table:table-cell>
          <table:table-cell office:value-type="float" office:value="0.149023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table:formula="of:=[.B130]/[.C130]" office:value-type="float" office:value="14.9023" calcext:value-type="float">
            <text:p>14.90</text:p>
          </table:table-cell>
          <table:table-cell table:formula="of:=1/[.D130]" office:value-type="float" office:value="0.0671037356649645" calcext:value-type="float">
            <text:p>0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stat96v1.sms.gz</text:p>
          </table:table-cell>
          <table:table-cell office:value-type="float" office:value="0.172508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table:formula="of:=[.B131]/[.C131]" office:value-type="float" office:value="17.2508" calcext:value-type="float">
            <text:p>17.25</text:p>
          </table:table-cell>
          <table:table-cell table:formula="of:=1/[.D131]" office:value-type="float" office:value="0.0579683261066154" calcext:value-type="float">
            <text:p>0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ch7-9.b2.17640x1512.sms.gz</text:p>
          </table:table-cell>
          <table:table-cell office:value-type="float" office:value="0.175026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table:formula="of:=[.B132]/[.C132]" office:value-type="float" office:value="17.5026" calcext:value-type="float">
            <text:p>17.50</text:p>
          </table:table-cell>
          <table:table-cell table:formula="of:=1/[.D132]" office:value-type="float" office:value="0.0571343686080925" calcext:value-type="float">
            <text:p>0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ch8-8.b2.18816x1568.sms.gz</text:p>
          </table:table-cell>
          <table:table-cell office:value-type="float" office:value="0.194811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table:formula="of:=[.B133]/[.C133]" office:value-type="float" office:value="19.4811" calcext:value-type="float">
            <text:p>19.48</text:p>
          </table:table-cell>
          <table:table-cell table:formula="of:=1/[.D133]" office:value-type="float" office:value="0.0513318036455847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pds-60.sms.gz</text:p>
          </table:table-cell>
          <table:table-cell office:value-type="float" office:value="0.204061" calcext:value-type="float">
            <text:p>0.20</text:p>
          </table:table-cell>
          <table:table-cell office:value-type="float" office:value="0.01" calcext:value-type="float">
            <text:p>0.01</text:p>
          </table:table-cell>
          <table:table-cell table:formula="of:=[.B134]/[.C134]" office:value-type="float" office:value="20.4061" calcext:value-type="float">
            <text:p>20.41</text:p>
          </table:table-cell>
          <table:table-cell table:formula="of:=1/[.D134]" office:value-type="float" office:value="0.0490049544008899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4c6.b13.6300x25605.sms.gz</text:p>
          </table:table-cell>
          <table:table-cell office:value-type="float" office:value="0.212776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table:formula="of:=[.B135]/[.C135]" office:value-type="float" office:value="21.2776" calcext:value-type="float">
            <text:p>21.28</text:p>
          </table:table-cell>
          <table:table-cell table:formula="of:=1/[.D135]" office:value-type="float" office:value="0.046997781704703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cis.n4c6.b13.6300x25605.sms.gz</text:p>
          </table:table-cell>
          <table:table-cell office:value-type="float" office:value="0.21347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table:formula="of:=[.B136]/[.C136]" office:value-type="float" office:value="21.347" calcext:value-type="float">
            <text:p>21.35</text:p>
          </table:table-cell>
          <table:table-cell table:formula="of:=1/[.D136]" office:value-type="float" office:value="0.0468449899283272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pds-70.sms.gz</text:p>
          </table:table-cell>
          <table:table-cell office:value-type="float" office:value="0.222005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table:formula="of:=[.B137]/[.C137]" office:value-type="float" office:value="22.2005" calcext:value-type="float">
            <text:p>22.20</text:p>
          </table:table-cell>
          <table:table-cell table:formula="of:=1/[.D137]" office:value-type="float" office:value="0.0450440305398527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pds-90.sms.gz</text:p>
          </table:table-cell>
          <table:table-cell office:value-type="float" office:value="0.226608" calcext:value-type="float">
            <text:p>0.23</text:p>
          </table:table-cell>
          <table:table-cell office:value-type="float" office:value="0.01" calcext:value-type="float">
            <text:p>0.01</text:p>
          </table:table-cell>
          <table:table-cell table:formula="of:=[.B138]/[.C138]" office:value-type="float" office:value="22.6608" calcext:value-type="float">
            <text:p>22.66</text:p>
          </table:table-cell>
          <table:table-cell table:formula="of:=1/[.D138]" office:value-type="float" office:value="0.0441290687001342" calcext:value-type="float">
            <text:p>0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d15112.sms.gz</text:p>
          </table:table-cell>
          <table:table-cell office:value-type="float" office:value="0.456863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table:formula="of:=[.B139]/[.C139]" office:value-type="float" office:value="22.84315" calcext:value-type="float">
            <text:p>22.84</text:p>
          </table:table-cell>
          <table:table-cell table:formula="of:=1/[.D139]" office:value-type="float" office:value="0.043776799609511" calcext:value-type="float">
            <text:p>0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stat96v3.sms.gz</text:p>
          </table:table-cell>
          <table:table-cell office:value-type="float" office:value="1.23004" calcext:value-type="float">
            <text:p>1.23</text:p>
          </table:table-cell>
          <table:table-cell office:value-type="float" office:value="0.05" calcext:value-type="float">
            <text:p>0.05</text:p>
          </table:table-cell>
          <table:table-cell table:formula="of:=[.B140]/[.C140]" office:value-type="float" office:value="24.6008" calcext:value-type="float">
            <text:p>24.60</text:p>
          </table:table-cell>
          <table:table-cell table:formula="of:=1/[.D140]" office:value-type="float" office:value="0.0406490845826152" calcext:value-type="float">
            <text:p>0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pds-100.sms.gz</text:p>
          </table:table-cell>
          <table:table-cell office:value-type="float" office:value="0.250483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table:formula="of:=[.B141]/[.C141]" office:value-type="float" office:value="25.0483" calcext:value-type="float">
            <text:p>25.05</text:p>
          </table:table-cell>
          <table:table-cell table:formula="of:=1/[.D141]" office:value-type="float" office:value="0.039922869017059" calcext:value-type="float">
            <text:p>0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ch7-6.b4.15120x12600.sms.gz</text:p>
          </table:table-cell>
          <table:table-cell office:value-type="float" office:value="1.27122" calcext:value-type="float">
            <text:p>1.27</text:p>
          </table:table-cell>
          <table:table-cell office:value-type="float" office:value="0.05" calcext:value-type="float">
            <text:p>0.05</text:p>
          </table:table-cell>
          <table:table-cell table:formula="of:=[.B142]/[.C142]" office:value-type="float" office:value="25.4244" calcext:value-type="float">
            <text:p>25.42</text:p>
          </table:table-cell>
          <table:table-cell table:formula="of:=1/[.D142]" office:value-type="float" office:value="0.0393322949607464" calcext:value-type="float">
            <text:p>0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uchioka/S23.1255x1255.sms.gz</text:p>
          </table:table-cell>
          <table:table-cell office:value-type="float" office:value="0.303196" calcext:value-type="float">
            <text:p>0.30</text:p>
          </table:table-cell>
          <table:table-cell office:value-type="float" office:value="0.01" calcext:value-type="float">
            <text:p>0.01</text:p>
          </table:table-cell>
          <table:table-cell table:formula="of:=[.B143]/[.C143]" office:value-type="float" office:value="30.3196" calcext:value-type="float">
            <text:p>30.32</text:p>
          </table:table-cell>
          <table:table-cell table:formula="of:=1/[.D143]" office:value-type="float" office:value="0.0329819654612858" calcext:value-type="float">
            <text:p>0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pds-80.sms.gz</text:p>
          </table:table-cell>
          <table:table-cell office:value-type="float" office:value="0.308954" calcext:value-type="float">
            <text:p>0.31</text:p>
          </table:table-cell>
          <table:table-cell office:value-type="float" office:value="0.01" calcext:value-type="float">
            <text:p>0.01</text:p>
          </table:table-cell>
          <table:table-cell table:formula="of:=[.B144]/[.C144]" office:value-type="float" office:value="30.8954" calcext:value-type="float">
            <text:p>30.90</text:p>
          </table:table-cell>
          <table:table-cell table:formula="of:=1/[.D144]" office:value-type="float" office:value="0.0323672779766567" calcext:value-type="float">
            <text:p>0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d18512.sms.gz</text:p>
          </table:table-cell>
          <table:table-cell office:value-type="float" office:value="0.690421" calcext:value-type="float">
            <text:p>0.69</text:p>
          </table:table-cell>
          <table:table-cell office:value-type="float" office:value="0.02" calcext:value-type="float">
            <text:p>0.02</text:p>
          </table:table-cell>
          <table:table-cell table:formula="of:=[.B145]/[.C145]" office:value-type="float" office:value="34.52105" calcext:value-type="float">
            <text:p>34.52</text:p>
          </table:table-cell>
          <table:table-cell table:formula="of:=1/[.D145]" office:value-type="float" office:value="0.0289678326702114" calcext:value-type="float">
            <text:p>0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rl11849.sms.gz</text:p>
          </table:table-cell>
          <table:table-cell office:value-type="float" office:value="0.359573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table:formula="of:=[.B146]/[.C146]" office:value-type="float" office:value="35.9573" calcext:value-type="float">
            <text:p>35.96</text:p>
          </table:table-cell>
          <table:table-cell table:formula="of:=1/[.D146]" office:value-type="float" office:value="0.027810764434482" calcext:value-type="float">
            <text:p>0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ch7-6.b3.12600x4200.sms.gz</text:p>
          </table:table-cell>
          <table:table-cell office:value-type="float" office:value="0.372591" calcext:value-type="float">
            <text:p>0.37</text:p>
          </table:table-cell>
          <table:table-cell office:value-type="float" office:value="0.01" calcext:value-type="float">
            <text:p>0.01</text:p>
          </table:table-cell>
          <table:table-cell table:formula="of:=[.B147]/[.C147]" office:value-type="float" office:value="37.2591" calcext:value-type="float">
            <text:p>37.26</text:p>
          </table:table-cell>
          <table:table-cell table:formula="of:=1/[.D147]" office:value-type="float" office:value="0.0268390809225129" calcext:value-type="float">
            <text:p>0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stat96v2.sms.gz</text:p>
          </table:table-cell>
          <table:table-cell office:value-type="float" office:value="1.13655" calcext:value-type="float">
            <text:p>1.14</text:p>
          </table:table-cell>
          <table:table-cell office:value-type="float" office:value="0.03" calcext:value-type="float">
            <text:p>0.03</text:p>
          </table:table-cell>
          <table:table-cell table:formula="of:=[.B148]/[.C148]" office:value-type="float" office:value="37.885" calcext:value-type="float">
            <text:p>37.89</text:p>
          </table:table-cell>
          <table:table-cell table:formula="of:=1/[.D148]" office:value-type="float" office:value="0.026395671109938" calcext:value-type="float">
            <text:p>0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stormg2_1000.pre.sms.gz</text:p>
          </table:table-cell>
          <table:table-cell office:value-type="float" office:value="0.530155" calcext:value-type="float">
            <text:p>0.53</text:p>
          </table:table-cell>
          <table:table-cell office:value-type="float" office:value="0.01" calcext:value-type="float">
            <text:p>0.01</text:p>
          </table:table-cell>
          <table:table-cell table:formula="of:=[.B149]/[.C149]" office:value-type="float" office:value="53.0155" calcext:value-type="float">
            <text:p>53.02</text:p>
          </table:table-cell>
          <table:table-cell table:formula="of:=1/[.D149]" office:value-type="float" office:value="0.0188624081636503" calcext:value-type="float">
            <text:p>0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stormg2_1000.sms.gz</text:p>
          </table:table-cell>
          <table:table-cell office:value-type="float" office:value="0.536631" calcext:value-type="float">
            <text:p>0.54</text:p>
          </table:table-cell>
          <table:table-cell office:value-type="float" office:value="0.01" calcext:value-type="float">
            <text:p>0.01</text:p>
          </table:table-cell>
          <table:table-cell table:formula="of:=[.B150]/[.C150]" office:value-type="float" office:value="53.6631" calcext:value-type="float">
            <text:p>53.66</text:p>
          </table:table-cell>
          <table:table-cell table:formula="of:=1/[.D150]" office:value-type="float" office:value="0.0186347788331274" calcext:value-type="float">
            <text:p>0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cis.n4c6.b4.20058x5970.sms.gz</text:p>
          </table:table-cell>
          <table:table-cell office:value-type="float" office:value="0.580637" calcext:value-type="float">
            <text:p>0.58</text:p>
          </table:table-cell>
          <table:table-cell office:value-type="float" office:value="0.01" calcext:value-type="float">
            <text:p>0.01</text:p>
          </table:table-cell>
          <table:table-cell table:formula="of:=[.B151]/[.C151]" office:value-type="float" office:value="58.0637" calcext:value-type="float">
            <text:p>58.06</text:p>
          </table:table-cell>
          <table:table-cell table:formula="of:=1/[.D151]" office:value-type="float" office:value="0.0172224642935259" calcext:value-type="float">
            <text:p>0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4c6.b4.20058x5970.sms.gz</text:p>
          </table:table-cell>
          <table:table-cell office:value-type="float" office:value="0.583745" calcext:value-type="float">
            <text:p>0.58</text:p>
          </table:table-cell>
          <table:table-cell office:value-type="float" office:value="0.01" calcext:value-type="float">
            <text:p>0.01</text:p>
          </table:table-cell>
          <table:table-cell table:formula="of:=[.B152]/[.C152]" office:value-type="float" office:value="58.3745" calcext:value-type="float">
            <text:p>58.37</text:p>
          </table:table-cell>
          <table:table-cell table:formula="of:=1/[.D152]" office:value-type="float" office:value="0.0171307677153552" calcext:value-type="float">
            <text:p>0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uchioka/S24.1575x1575.sms.gz</text:p>
          </table:table-cell>
          <table:table-cell office:value-type="float" office:value="0.589532" calcext:value-type="float">
            <text:p>0.59</text:p>
          </table:table-cell>
          <table:table-cell office:value-type="float" office:value="0.01" calcext:value-type="float">
            <text:p>0.01</text:p>
          </table:table-cell>
          <table:table-cell table:formula="of:=[.B153]/[.C153]" office:value-type="float" office:value="58.9532" calcext:value-type="float">
            <text:p>58.95</text:p>
          </table:table-cell>
          <table:table-cell table:formula="of:=1/[.D153]" office:value-type="float" office:value="0.0169626076277454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mology/shar_te2.b2.200200x17160.sms.gz</text:p>
          </table:table-cell>
          <table:table-cell office:value-type="float" office:value="94" calcext:value-type="float">
            <text:p>94.00</text:p>
          </table:table-cell>
          <table:table-cell office:value-type="float" office:value="1" calcext:value-type="float">
            <text:p>1</text:p>
          </table:table-cell>
          <table:table-cell table:formula="of:=[.B154]/[.C154]" office:value-type="float" office:value="94" calcext:value-type="float">
            <text:p>94.00</text:p>
          </table:table-cell>
          <table:table-cell table:formula="of:=1/[.D154]" office:value-type="float" office:value="0.0106382978723404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mk11.b3.17325x6930.sms.gz</text:p>
          </table:table-cell>
          <table:table-cell office:value-type="float" office:value="1.02109" calcext:value-type="float">
            <text:p>1.02</text:p>
          </table:table-cell>
          <table:table-cell office:value-type="float" office:value="0.01" calcext:value-type="float">
            <text:p>0.01</text:p>
          </table:table-cell>
          <table:table-cell table:formula="of:=[.B155]/[.C155]" office:value-type="float" office:value="102.109" calcext:value-type="float">
            <text:p>102.11</text:p>
          </table:table-cell>
          <table:table-cell table:formula="of:=1/[.D155]" office:value-type="float" office:value="0.00979345601269232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4c6.b12.25605x69235.sms.gz</text:p>
          </table:table-cell>
          <table:table-cell office:value-type="float" office:value="4.09525" calcext:value-type="float">
            <text:p>4.10</text:p>
          </table:table-cell>
          <table:table-cell office:value-type="float" office:value="0.04" calcext:value-type="float">
            <text:p>0.04</text:p>
          </table:table-cell>
          <table:table-cell table:formula="of:=[.B156]/[.C156]" office:value-type="float" office:value="102.38125" calcext:value-type="float">
            <text:p>102.38</text:p>
          </table:table-cell>
          <table:table-cell table:formula="of:=1/[.D156]" office:value-type="float" office:value="0.00976741346682132" calcext:value-type="float">
            <text:p>0.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ooshed/olivermatrix.2.sms.gz</text:p>
          </table:table-cell>
          <table:table-cell office:value-type="float" office:value="75" calcext:value-type="float">
            <text:p>75.00</text:p>
          </table:table-cell>
          <table:table-cell office:value-type="float" office:value="0.6" calcext:value-type="float">
            <text:p>0.6</text:p>
          </table:table-cell>
          <table:table-cell table:formula="of:=[.B157]/[.C157]" office:value-type="float" office:value="125" calcext:value-type="float">
            <text:p>125.00</text:p>
          </table:table-cell>
          <table:table-cell table:formula="of:=1/[.D157]" office:value-type="float" office:value="0.008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M2,1.data/M2,1-D4.sms.gz</text:p>
          </table:table-cell>
          <table:table-cell office:value-type="float" office:value="6.48499" calcext:value-type="float">
            <text:p>6.48</text:p>
          </table:table-cell>
          <table:table-cell office:value-type="float" office:value="0.049" calcext:value-type="float">
            <text:p>0.049</text:p>
          </table:table-cell>
          <table:table-cell table:formula="of:=[.B158]/[.C158]" office:value-type="float" office:value="132.346734693878" calcext:value-type="float">
            <text:p>132.35</text:p>
          </table:table-cell>
          <table:table-cell table:formula="of:=1/[.D158]" office:value-type="float" office:value="0.00755590987804145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M1,2.data/M1,2-D3.sms.gz</text:p>
          </table:table-cell>
          <table:table-cell office:value-type="float" office:value="6.60419" calcext:value-type="float">
            <text:p>6.60</text:p>
          </table:table-cell>
          <table:table-cell office:value-type="float" office:value="0.049" calcext:value-type="float">
            <text:p>0.049</text:p>
          </table:table-cell>
          <table:table-cell table:formula="of:=[.B159]/[.C159]" office:value-type="float" office:value="134.779387755102" calcext:value-type="float">
            <text:p>134.78</text:p>
          </table:table-cell>
          <table:table-cell table:formula="of:=1/[.D159]" office:value-type="float" office:value="0.00741953214550157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cay/Trec5.sms.gz</text:p>
          </table:table-cell>
          <table:table-cell office:value-type="float" office:value="7.00951" calcext:value-type="float">
            <text:p>7.01</text:p>
          </table:table-cell>
          <table:table-cell office:value-type="float" office:value="0.049" calcext:value-type="float">
            <text:p>0.049</text:p>
          </table:table-cell>
          <table:table-cell table:formula="of:=[.B160]/[.C160]" office:value-type="float" office:value="143.051224489796" calcext:value-type="float">
            <text:p>143.05</text:p>
          </table:table-cell>
          <table:table-cell table:formula="of:=1/[.D160]" office:value-type="float" office:value="0.00699050290248534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cay/Trec3.sms.gz</text:p>
          </table:table-cell>
          <table:table-cell office:value-type="float" office:value="7.00951" calcext:value-type="float">
            <text:p>7.01</text:p>
          </table:table-cell>
          <table:table-cell office:value-type="float" office:value="0.049" calcext:value-type="float">
            <text:p>0.049</text:p>
          </table:table-cell>
          <table:table-cell table:formula="of:=[.B161]/[.C161]" office:value-type="float" office:value="143.051224489796" calcext:value-type="float">
            <text:p>143.05</text:p>
          </table:table-cell>
          <table:table-cell table:formula="of:=1/[.D161]" office:value-type="float" office:value="0.00699050290248534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7d/GL7d10.sms.gz</text:p>
          </table:table-cell>
          <table:table-cell office:value-type="float" office:value="7.20024" calcext:value-type="float">
            <text:p>7.20</text:p>
          </table:table-cell>
          <table:table-cell office:value-type="float" office:value="0.049" calcext:value-type="float">
            <text:p>0.049</text:p>
          </table:table-cell>
          <table:table-cell table:formula="of:=[.B162]/[.C162]" office:value-type="float" office:value="146.943673469388" calcext:value-type="float">
            <text:p>146.94</text:p>
          </table:table-cell>
          <table:table-cell table:formula="of:=1/[.D162]" office:value-type="float" office:value="0.00680532871126518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ch3-3.b2.6x18.sms.gz</text:p>
          </table:table-cell>
          <table:table-cell office:value-type="float" office:value="7.29561" calcext:value-type="float">
            <text:p>7.30</text:p>
          </table:table-cell>
          <table:table-cell office:value-type="float" office:value="0.049" calcext:value-type="float">
            <text:p>0.049</text:p>
          </table:table-cell>
          <table:table-cell table:formula="of:=[.B163]/[.C163]" office:value-type="float" office:value="148.89" calcext:value-type="float">
            <text:p>148.89</text:p>
          </table:table-cell>
          <table:table-cell table:formula="of:=1/[.D163]" office:value-type="float" office:value="0.00671636778830009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M0,3.data/M0,3-D2.sms.gz</text:p>
          </table:table-cell>
          <table:table-cell office:value-type="float" office:value="7.31945" calcext:value-type="float">
            <text:p>7.32</text:p>
          </table:table-cell>
          <table:table-cell office:value-type="float" office:value="0.049" calcext:value-type="float">
            <text:p>0.049</text:p>
          </table:table-cell>
          <table:table-cell table:formula="of:=[.B164]/[.C164]" office:value-type="float" office:value="149.376530612245" calcext:value-type="float">
            <text:p>149.38</text:p>
          </table:table-cell>
          <table:table-cell table:formula="of:=1/[.D164]" office:value-type="float" office:value="0.00669449207249179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M1,2.data/M1,2-D4.sms.gz</text:p>
          </table:table-cell>
          <table:table-cell office:value-type="float" office:value="7.41482" calcext:value-type="float">
            <text:p>7.41</text:p>
          </table:table-cell>
          <table:table-cell office:value-type="float" office:value="0.049" calcext:value-type="float">
            <text:p>0.049</text:p>
          </table:table-cell>
          <table:table-cell table:formula="of:=[.B165]/[.C165]" office:value-type="float" office:value="151.322857142857" calcext:value-type="float">
            <text:p>151.32</text:p>
          </table:table-cell>
          <table:table-cell table:formula="of:=1/[.D165]" office:value-type="float" office:value="0.00660838698714197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/relat3.sms.gz</text:p>
          </table:table-cell>
          <table:table-cell office:value-type="float" office:value="7.48634" calcext:value-type="float">
            <text:p>7.49</text:p>
          </table:table-cell>
          <table:table-cell office:value-type="float" office:value="0.049" calcext:value-type="float">
            <text:p>0.049</text:p>
          </table:table-cell>
          <table:table-cell table:formula="of:=[.B166]/[.C166]" office:value-type="float" office:value="152.782448979592" calcext:value-type="float">
            <text:p>152.78</text:p>
          </table:table-cell>
          <table:table-cell table:formula="of:=1/[.D166]" office:value-type="float" office:value="0.0065452544233898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PPAM2011/M1,2-D3.sms.gz</text:p>
          </table:table-cell>
          <table:table-cell office:value-type="float" office:value="7.48634" calcext:value-type="float">
            <text:p>7.49</text:p>
          </table:table-cell>
          <table:table-cell office:value-type="float" office:value="0.049" calcext:value-type="float">
            <text:p>0.049</text:p>
          </table:table-cell>
          <table:table-cell table:formula="of:=[.B167]/[.C167]" office:value-type="float" office:value="152.782448979592" calcext:value-type="float">
            <text:p>152.78</text:p>
          </table:table-cell>
          <table:table-cell table:formula="of:=1/[.D167]" office:value-type="float" office:value="0.0065452544233898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M1,2.data/M1,2-D5.sms.gz</text:p>
          </table:table-cell>
          <table:table-cell office:value-type="float" office:value="7.60555" calcext:value-type="float">
            <text:p>7.61</text:p>
          </table:table-cell>
          <table:table-cell office:value-type="float" office:value="0.049" calcext:value-type="float">
            <text:p>0.049</text:p>
          </table:table-cell>
          <table:table-cell table:formula="of:=[.B168]/[.C168]" office:value-type="float" office:value="155.215306122449" calcext:value-type="float">
            <text:p>155.22</text:p>
          </table:table-cell>
          <table:table-cell table:formula="of:=1/[.D168]" office:value-type="float" office:value="0.00644266358120057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M2,1.data/M2,1-D8.sms.gz</text:p>
          </table:table-cell>
          <table:table-cell office:value-type="float" office:value="7.60555" calcext:value-type="float">
            <text:p>7.61</text:p>
          </table:table-cell>
          <table:table-cell office:value-type="float" office:value="0.049" calcext:value-type="float">
            <text:p>0.049</text:p>
          </table:table-cell>
          <table:table-cell table:formula="of:=[.B169]/[.C169]" office:value-type="float" office:value="155.215306122449" calcext:value-type="float">
            <text:p>155.22</text:p>
          </table:table-cell>
          <table:table-cell table:formula="of:=1/[.D169]" office:value-type="float" office:value="0.00644266358120057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cay/Trec4.sms.gz</text:p>
          </table:table-cell>
          <table:table-cell office:value-type="float" office:value="7.70092" calcext:value-type="float">
            <text:p>7.70</text:p>
          </table:table-cell>
          <table:table-cell office:value-type="float" office:value="0.049" calcext:value-type="float">
            <text:p>0.049</text:p>
          </table:table-cell>
          <table:table-cell table:formula="of:=[.B170]/[.C170]" office:value-type="float" office:value="157.161632653061" calcext:value-type="float">
            <text:p>157.16</text:p>
          </table:table-cell>
          <table:table-cell table:formula="of:=1/[.D170]" office:value-type="float" office:value="0.00636287612389169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/rel3.sms.gz</text:p>
          </table:table-cell>
          <table:table-cell office:value-type="float" office:value="7.70092" calcext:value-type="float">
            <text:p>7.70</text:p>
          </table:table-cell>
          <table:table-cell office:value-type="float" office:value="0.049" calcext:value-type="float">
            <text:p>0.049</text:p>
          </table:table-cell>
          <table:table-cell table:formula="of:=[.B171]/[.C171]" office:value-type="float" office:value="157.161632653061" calcext:value-type="float">
            <text:p>157.16</text:p>
          </table:table-cell>
          <table:table-cell table:formula="of:=1/[.D171]" office:value-type="float" office:value="0.00636287612389169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cay/Trec6.sms.gz</text:p>
          </table:table-cell>
          <table:table-cell office:value-type="float" office:value="7.79629" calcext:value-type="float">
            <text:p>7.80</text:p>
          </table:table-cell>
          <table:table-cell office:value-type="float" office:value="0.049" calcext:value-type="float">
            <text:p>0.049</text:p>
          </table:table-cell>
          <table:table-cell table:formula="of:=[.B172]/[.C172]" office:value-type="float" office:value="159.107959183673" calcext:value-type="float">
            <text:p>159.11</text:p>
          </table:table-cell>
          <table:table-cell table:formula="of:=1/[.D172]" office:value-type="float" office:value="0.00628504070525853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PPAM2011/M1,2-D4.sms.gz</text:p>
          </table:table-cell>
          <table:table-cell office:value-type="float" office:value="7.82013" calcext:value-type="float">
            <text:p>7.82</text:p>
          </table:table-cell>
          <table:table-cell office:value-type="float" office:value="0.049" calcext:value-type="float">
            <text:p>0.049</text:p>
          </table:table-cell>
          <table:table-cell table:formula="of:=[.B173]/[.C173]" office:value-type="float" office:value="159.594489795918" calcext:value-type="float">
            <text:p>159.59</text:p>
          </table:table-cell>
          <table:table-cell table:formula="of:=1/[.D173]" office:value-type="float" office:value="0.00626588049047778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PPAM2011/M1,2-D5.sms.gz</text:p>
          </table:table-cell>
          <table:table-cell office:value-type="float" office:value="7.82013" calcext:value-type="float">
            <text:p>7.82</text:p>
          </table:table-cell>
          <table:table-cell office:value-type="float" office:value="0.049" calcext:value-type="float">
            <text:p>0.049</text:p>
          </table:table-cell>
          <table:table-cell table:formula="of:=[.B174]/[.C174]" office:value-type="float" office:value="159.594489795918" calcext:value-type="float">
            <text:p>159.59</text:p>
          </table:table-cell>
          <table:table-cell table:formula="of:=1/[.D174]" office:value-type="float" office:value="0.00626588049047778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3c4.b1.15x6.sms.gz</text:p>
          </table:table-cell>
          <table:table-cell office:value-type="float" office:value="7.89165" calcext:value-type="float">
            <text:p>7.89</text:p>
          </table:table-cell>
          <table:table-cell office:value-type="float" office:value="0.049" calcext:value-type="float">
            <text:p>0.049</text:p>
          </table:table-cell>
          <table:table-cell table:formula="of:=[.B175]/[.C175]" office:value-type="float" office:value="161.054081632653" calcext:value-type="float">
            <text:p>161.05</text:p>
          </table:table-cell>
          <table:table-cell table:formula="of:=1/[.D175]" office:value-type="float" office:value="0.0062090944225859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4c5.b11.10x120.sms.gz</text:p>
          </table:table-cell>
          <table:table-cell office:value-type="float" office:value="7.89165" calcext:value-type="float">
            <text:p>7.89</text:p>
          </table:table-cell>
          <table:table-cell office:value-type="float" office:value="0.049" calcext:value-type="float">
            <text:p>0.049</text:p>
          </table:table-cell>
          <table:table-cell table:formula="of:=[.B176]/[.C176]" office:value-type="float" office:value="161.054081632653" calcext:value-type="float">
            <text:p>161.05</text:p>
          </table:table-cell>
          <table:table-cell table:formula="of:=1/[.D176]" office:value-type="float" office:value="0.0062090944225859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ch3-3.b1.18x9.sms.gz</text:p>
          </table:table-cell>
          <table:table-cell office:value-type="float" office:value="7.89165" calcext:value-type="float">
            <text:p>7.89</text:p>
          </table:table-cell>
          <table:table-cell office:value-type="float" office:value="0.049" calcext:value-type="float">
            <text:p>0.049</text:p>
          </table:table-cell>
          <table:table-cell table:formula="of:=[.B177]/[.C177]" office:value-type="float" office:value="161.054081632653" calcext:value-type="float">
            <text:p>161.05</text:p>
          </table:table-cell>
          <table:table-cell table:formula="of:=1/[.D177]" office:value-type="float" office:value="0.0062090944225859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3c4.b2.20x15.sms.gz</text:p>
          </table:table-cell>
          <table:table-cell office:value-type="float" office:value="7.98702" calcext:value-type="float">
            <text:p>7.99</text:p>
          </table:table-cell>
          <table:table-cell office:value-type="float" office:value="0.049" calcext:value-type="float">
            <text:p>0.049</text:p>
          </table:table-cell>
          <table:table-cell table:formula="of:=[.B178]/[.C178]" office:value-type="float" office:value="163.000408163265" calcext:value-type="float">
            <text:p>163.00</text:p>
          </table:table-cell>
          <table:table-cell table:formula="of:=1/[.D178]" office:value-type="float" office:value="0.00613495396280465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uchioka/gram9_1.sms.gz</text:p>
          </table:table-cell>
          <table:table-cell office:value-type="float" office:value="8.08239" calcext:value-type="float">
            <text:p>8.08</text:p>
          </table:table-cell>
          <table:table-cell office:value-type="float" office:value="0.049" calcext:value-type="float">
            <text:p>0.049</text:p>
          </table:table-cell>
          <table:table-cell table:formula="of:=[.B179]/[.C179]" office:value-type="float" office:value="164.946734693878" calcext:value-type="float">
            <text:p>164.95</text:p>
          </table:table-cell>
          <table:table-cell table:formula="of:=1/[.D179]" office:value-type="float" office:value="0.00606256317747597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PPAM2011/M0,4-D3.sms.gz</text:p>
          </table:table-cell>
          <table:table-cell office:value-type="float" office:value="8.10623" calcext:value-type="float">
            <text:p>8.11</text:p>
          </table:table-cell>
          <table:table-cell office:value-type="float" office:value="0.049" calcext:value-type="float">
            <text:p>0.049</text:p>
          </table:table-cell>
          <table:table-cell table:formula="of:=[.B180]/[.C180]" office:value-type="float" office:value="165.433265306122" calcext:value-type="float">
            <text:p>165.43</text:p>
          </table:table-cell>
          <table:table-cell table:formula="of:=1/[.D180]" office:value-type="float" office:value="0.00604473349510192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ch4-4.b3.24x96.sms.gz</text:p>
          </table:table-cell>
          <table:table-cell office:value-type="float" office:value="8.2016" calcext:value-type="float">
            <text:p>8.20</text:p>
          </table:table-cell>
          <table:table-cell office:value-type="float" office:value="0.049" calcext:value-type="float">
            <text:p>0.049</text:p>
          </table:table-cell>
          <table:table-cell table:formula="of:=[.B181]/[.C181]" office:value-type="float" office:value="167.379591836735" calcext:value-type="float">
            <text:p>167.38</text:p>
          </table:table-cell>
          <table:table-cell table:formula="of:=1/[.D181]" office:value-type="float" office:value="0.0059744440109247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M0,4.data/M0,4-D3.sms.gz</text:p>
          </table:table-cell>
          <table:table-cell office:value-type="float" office:value="8.4877" calcext:value-type="float">
            <text:p>8.49</text:p>
          </table:table-cell>
          <table:table-cell office:value-type="float" office:value="0.049" calcext:value-type="float">
            <text:p>0.049</text:p>
          </table:table-cell>
          <table:table-cell table:formula="of:=[.B182]/[.C182]" office:value-type="float" office:value="173.218367346939" calcext:value-type="float">
            <text:p>173.22</text:p>
          </table:table-cell>
          <table:table-cell table:formula="of:=1/[.D182]" office:value-type="float" office:value="0.0057730598395325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2c6.b10.30x306.sms.gz</text:p>
          </table:table-cell>
          <table:table-cell office:value-type="float" office:value="8.4877" calcext:value-type="float">
            <text:p>8.49</text:p>
          </table:table-cell>
          <table:table-cell office:value-type="float" office:value="0.049" calcext:value-type="float">
            <text:p>0.049</text:p>
          </table:table-cell>
          <table:table-cell table:formula="of:=[.B183]/[.C183]" office:value-type="float" office:value="173.218367346939" calcext:value-type="float">
            <text:p>173.22</text:p>
          </table:table-cell>
          <table:table-cell table:formula="of:=1/[.D183]" office:value-type="float" office:value="0.0057730598395325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3c4.b4.6x15.sms.gz</text:p>
          </table:table-cell>
          <table:table-cell office:value-type="float" office:value="8.58307" calcext:value-type="float">
            <text:p>8.58</text:p>
          </table:table-cell>
          <table:table-cell office:value-type="float" office:value="0.049" calcext:value-type="float">
            <text:p>0.049</text:p>
          </table:table-cell>
          <table:table-cell table:formula="of:=[.B184]/[.C184]" office:value-type="float" office:value="175.164693877551" calcext:value-type="float">
            <text:p>175.16</text:p>
          </table:table-cell>
          <table:table-cell table:formula="of:=1/[.D184]" office:value-type="float" office:value="0.0057089130113118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klein.b2.20x30.sms.gz</text:p>
          </table:table-cell>
          <table:table-cell office:value-type="float" office:value="8.70228" calcext:value-type="float">
            <text:p>8.70</text:p>
          </table:table-cell>
          <table:table-cell office:value-type="float" office:value="0.049" calcext:value-type="float">
            <text:p>0.049</text:p>
          </table:table-cell>
          <table:table-cell table:formula="of:=[.B185]/[.C185]" office:value-type="float" office:value="177.597551020408" calcext:value-type="float">
            <text:p>177.60</text:p>
          </table:table-cell>
          <table:table-cell table:formula="of:=1/[.D185]" office:value-type="float" office:value="0.00563070827415344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/rel4.sms.gz</text:p>
          </table:table-cell>
          <table:table-cell office:value-type="float" office:value="8.70228" calcext:value-type="float">
            <text:p>8.70</text:p>
          </table:table-cell>
          <table:table-cell office:value-type="float" office:value="0.049" calcext:value-type="float">
            <text:p>0.049</text:p>
          </table:table-cell>
          <table:table-cell table:formula="of:=[.B186]/[.C186]" office:value-type="float" office:value="177.597551020408" calcext:value-type="float">
            <text:p>177.60</text:p>
          </table:table-cell>
          <table:table-cell table:formula="of:=1/[.D186]" office:value-type="float" office:value="0.00563070827415344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3c4.b3.15x20.sms.gz</text:p>
          </table:table-cell>
          <table:table-cell office:value-type="float" office:value="8.89301" calcext:value-type="float">
            <text:p>8.89</text:p>
          </table:table-cell>
          <table:table-cell office:value-type="float" office:value="0.049" calcext:value-type="float">
            <text:p>0.049</text:p>
          </table:table-cell>
          <table:table-cell table:formula="of:=[.B187]/[.C187]" office:value-type="float" office:value="181.49" calcext:value-type="float">
            <text:p>181.49</text:p>
          </table:table-cell>
          <table:table-cell table:formula="of:=1/[.D187]" office:value-type="float" office:value="0.00550994545154003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/relat4.sms.gz</text:p>
          </table:table-cell>
          <table:table-cell office:value-type="float" office:value="8.98838" calcext:value-type="float">
            <text:p>8.99</text:p>
          </table:table-cell>
          <table:table-cell office:value-type="float" office:value="0.049" calcext:value-type="float">
            <text:p>0.049</text:p>
          </table:table-cell>
          <table:table-cell table:formula="of:=[.B188]/[.C188]" office:value-type="float" office:value="183.436326530612" calcext:value-type="float">
            <text:p>183.44</text:p>
          </table:table-cell>
          <table:table-cell table:formula="of:=1/[.D188]" office:value-type="float" office:value="0.00545148291460753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3c5.b1.45x10.sms.gz</text:p>
          </table:table-cell>
          <table:table-cell office:value-type="float" office:value="9.10759" calcext:value-type="float">
            <text:p>9.11</text:p>
          </table:table-cell>
          <table:table-cell office:value-type="float" office:value="0.049" calcext:value-type="float">
            <text:p>0.049</text:p>
          </table:table-cell>
          <table:table-cell table:formula="of:=[.B189]/[.C189]" office:value-type="float" office:value="185.869183673469" calcext:value-type="float">
            <text:p>185.87</text:p>
          </table:table-cell>
          <table:table-cell table:formula="of:=1/[.D189]" office:value-type="float" office:value="0.00538012800312706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cay/Trec7.sms.gz</text:p>
          </table:table-cell>
          <table:table-cell office:value-type="float" office:value="9.20296" calcext:value-type="float">
            <text:p>9.20</text:p>
          </table:table-cell>
          <table:table-cell office:value-type="float" office:value="0.049" calcext:value-type="float">
            <text:p>0.049</text:p>
          </table:table-cell>
          <table:table-cell table:formula="of:=[.B190]/[.C190]" office:value-type="float" office:value="187.815510204082" calcext:value-type="float">
            <text:p>187.82</text:p>
          </table:table-cell>
          <table:table-cell table:formula="of:=1/[.D190]" office:value-type="float" office:value="0.00532437389709398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3c5.b7.30x120.sms.gz</text:p>
          </table:table-cell>
          <table:table-cell office:value-type="float" office:value="9.39369" calcext:value-type="float">
            <text:p>9.39</text:p>
          </table:table-cell>
          <table:table-cell office:value-type="float" office:value="0.049" calcext:value-type="float">
            <text:p>0.049</text:p>
          </table:table-cell>
          <table:table-cell table:formula="of:=[.B191]/[.C191]" office:value-type="float" office:value="191.707959183673" calcext:value-type="float">
            <text:p>191.71</text:p>
          </table:table-cell>
          <table:table-cell table:formula="of:=1/[.D191]" office:value-type="float" office:value="0.00521626751574727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/M2,1.data/M2,1-D5.sms.gz</text:p>
          </table:table-cell>
          <table:table-cell office:value-type="float" office:value="9.41753" calcext:value-type="float">
            <text:p>9.42</text:p>
          </table:table-cell>
          <table:table-cell office:value-type="float" office:value="0.049" calcext:value-type="float">
            <text:p>0.049</text:p>
          </table:table-cell>
          <table:table-cell table:formula="of:=[.B192]/[.C192]" office:value-type="float" office:value="192.194489795918" calcext:value-type="float">
            <text:p>192.19</text:p>
          </table:table-cell>
          <table:table-cell table:formula="of:=1/[.D192]" office:value-type="float" office:value="0.00520306279884428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klein.b1.30x10.sms.gz</text:p>
          </table:table-cell>
          <table:table-cell office:value-type="float" office:value="9.60827" calcext:value-type="float">
            <text:p>9.61</text:p>
          </table:table-cell>
          <table:table-cell office:value-type="float" office:value="0.049" calcext:value-type="float">
            <text:p>0.049</text:p>
          </table:table-cell>
          <table:table-cell table:formula="of:=[.B193]/[.C193]" office:value-type="float" office:value="196.087142857143" calcext:value-type="float">
            <text:p>196.09</text:p>
          </table:table-cell>
          <table:table-cell table:formula="of:=1/[.D193]" office:value-type="float" office:value="0.00509977342435215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ch4-4.b1.72x16.sms.gz</text:p>
          </table:table-cell>
          <table:table-cell office:value-type="float" office:value="9.98974" calcext:value-type="float">
            <text:p>9.99</text:p>
          </table:table-cell>
          <table:table-cell office:value-type="float" office:value="0.049" calcext:value-type="float">
            <text:p>0.049</text:p>
          </table:table-cell>
          <table:table-cell table:formula="of:=[.B194]/[.C194]" office:value-type="float" office:value="203.872244897959" calcext:value-type="float">
            <text:p>203.87</text:p>
          </table:table-cell>
          <table:table-cell table:formula="of:=1/[.D194]" office:value-type="float" office:value="0.00490503256341006" calcext:value-type="float">
            <text:p>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gulies/wheel_3_1.sms.gz</text:p>
          </table:table-cell>
          <table:table-cell office:value-type="float" office:value="9.98974" calcext:value-type="float">
            <text:p>9.99</text:p>
          </table:table-cell>
          <table:table-cell office:value-type="float" office:value="0.049" calcext:value-type="float">
            <text:p>0.049</text:p>
          </table:table-cell>
          <table:table-cell table:formula="of:=[.B195]/[.C195]" office:value-type="float" office:value="203.872244897959" calcext:value-type="float">
            <text:p>203.87</text:p>
          </table:table-cell>
          <table:table-cell table:formula="of:=1/[.D195]" office:value-type="float" office:value="0.00490503256341006" calcext:value-type="float">
            <text:p>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mk12.b3.51975x13860.sms.gz</text:p>
          </table:table-cell>
          <table:table-cell office:value-type="float" office:value="7.64327" calcext:value-type="float">
            <text:p>7.64</text:p>
          </table:table-cell>
          <table:table-cell office:value-type="float" office:value="0.03" calcext:value-type="float">
            <text:p>0.03</text:p>
          </table:table-cell>
          <table:table-cell table:formula="of:=[.B196]/[.C196]" office:value-type="float" office:value="254.775666666667" calcext:value-type="float">
            <text:p>254.78</text:p>
          </table:table-cell>
          <table:table-cell table:formula="of:=1/[.D196]" office:value-type="float" office:value="0.00392502162032742" calcext:value-type="float">
            <text:p>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ch7-8.b3.58800x11760.sms.gz</text:p>
          </table:table-cell>
          <table:table-cell office:value-type="float" office:value="5.80522" calcext:value-type="float">
            <text:p>5.81</text:p>
          </table:table-cell>
          <table:table-cell office:value-type="float" office:value="0.02" calcext:value-type="float">
            <text:p>0.02</text:p>
          </table:table-cell>
          <table:table-cell table:formula="of:=[.B197]/[.C197]" office:value-type="float" office:value="290.261" calcext:value-type="float">
            <text:p>290.26</text:p>
          </table:table-cell>
          <table:table-cell table:formula="of:=1/[.D197]" office:value-type="float" office:value="0.00344517520438502" calcext:value-type="float">
            <text:p>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D6-6.sms.gz</text:p>
          </table:table-cell>
          <table:table-cell office:value-type="float" office:value="12.3341" calcext:value-type="float">
            <text:p>12.33</text:p>
          </table:table-cell>
          <table:table-cell office:value-type="float" office:value="0.04" calcext:value-type="float">
            <text:p>0.04</text:p>
          </table:table-cell>
          <table:table-cell table:formula="of:=[.B198]/[.C198]" office:value-type="float" office:value="308.3525" calcext:value-type="float">
            <text:p>308.35</text:p>
          </table:table-cell>
          <table:table-cell table:formula="of:=1/[.D198]" office:value-type="float" office:value="0.00324304164876237" calcext:value-type="float">
            <text:p>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4c6.b5.51813x20058.sms.gz</text:p>
          </table:table-cell>
          <table:table-cell office:value-type="float" office:value="7.33959" calcext:value-type="float">
            <text:p>7.34</text:p>
          </table:table-cell>
          <table:table-cell office:value-type="float" office:value="0.02" calcext:value-type="float">
            <text:p>0.02</text:p>
          </table:table-cell>
          <table:table-cell table:formula="of:=[.B199]/[.C199]" office:value-type="float" office:value="366.9795" calcext:value-type="float">
            <text:p>366.98</text:p>
          </table:table-cell>
          <table:table-cell table:formula="of:=1/[.D199]" office:value-type="float" office:value="0.0027249478513105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mology/ch7-9.b5.423360x317520.sms.gz</text:p>
          </table:table-cell>
          <table:table-cell office:value-type="float" office:value="3084" calcext:value-type="float">
            <text:p>3,084.00</text:p>
          </table:table-cell>
          <table:table-cell office:value-type="float" office:value="8.2" calcext:value-type="float">
            <text:p>8.2</text:p>
          </table:table-cell>
          <table:table-cell table:formula="of:=[.B200]/[.C200]" office:value-type="float" office:value="376.09756097561" calcext:value-type="float">
            <text:p>376.10</text:p>
          </table:table-cell>
          <table:table-cell table:formula="of:=1/[.D200]" office:value-type="float" office:value="0.00265888456549935" calcext:value-type="float">
            <text:p>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sLIB/problems/cont11_l.sms.gz</text:p>
          </table:table-cell>
          <table:table-cell office:value-type="float" office:value="12.0137" calcext:value-type="float">
            <text:p>12.01</text:p>
          </table:table-cell>
          <table:table-cell office:value-type="float" office:value="0.03" calcext:value-type="float">
            <text:p>0.03</text:p>
          </table:table-cell>
          <table:table-cell table:formula="of:=[.B201]/[.C201]" office:value-type="float" office:value="400.456666666667" calcext:value-type="float">
            <text:p>400.46</text:p>
          </table:table-cell>
          <table:table-cell table:formula="of:=1/[.D201]" office:value-type="float" office:value="0.00249714908812439" calcext:value-type="float">
            <text:p>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4c6.b11.69235x132402.sms.gz</text:p>
          </table:table-cell>
          <table:table-cell office:value-type="float" office:value="52.1407" calcext:value-type="float">
            <text:p>52.14</text:p>
          </table:table-cell>
          <table:table-cell office:value-type="float" office:value="0.12" calcext:value-type="float">
            <text:p>0.12</text:p>
          </table:table-cell>
          <table:table-cell table:formula="of:=[.B202]/[.C202]" office:value-type="float" office:value="434.505833333333" calcext:value-type="float">
            <text:p>434.51</text:p>
          </table:table-cell>
          <table:table-cell table:formula="of:=1/[.D202]" office:value-type="float" office:value="0.00230146507430855" calcext:value-type="float">
            <text:p>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ch8-8.b3.117600x18816.sms.gz</text:p>
          </table:table-cell>
          <table:table-cell office:value-type="float" office:value="30.4952" calcext:value-type="float">
            <text:p>30.50</text:p>
          </table:table-cell>
          <table:table-cell office:value-type="float" office:value="0.05" calcext:value-type="float">
            <text:p>0.05</text:p>
          </table:table-cell>
          <table:table-cell table:formula="of:=[.B203]/[.C203]" office:value-type="float" office:value="609.904" calcext:value-type="float">
            <text:p>609.90</text:p>
          </table:table-cell>
          <table:table-cell table:formula="of:=1/[.D203]" office:value-type="float" office:value="0.00163960229806658" calcext:value-type="float">
            <text:p>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ch7-9.b3.105840x17640.sms.gz</text:p>
          </table:table-cell>
          <table:table-cell office:value-type="float" office:value="24.4589" calcext:value-type="float">
            <text:p>24.46</text:p>
          </table:table-cell>
          <table:table-cell office:value-type="float" office:value="0.04" calcext:value-type="float">
            <text:p>0.04</text:p>
          </table:table-cell>
          <table:table-cell table:formula="of:=[.B204]/[.C204]" office:value-type="float" office:value="611.4725" calcext:value-type="float">
            <text:p>611.47</text:p>
          </table:table-cell>
          <table:table-cell table:formula="of:=1/[.D204]" office:value-type="float" office:value="0.0016353965223293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mology/n4c6.b10.132402x186558.sms.gz</text:p>
          </table:table-cell>
          <table:table-cell office:value-type="float" office:value="252" calcext:value-type="float">
            <text:p>252.00</text:p>
          </table:table-cell>
          <table:table-cell office:value-type="float" office:value="0.3" calcext:value-type="float">
            <text:p>0.3</text:p>
          </table:table-cell>
          <table:table-cell table:formula="of:=[.B205]/[.C205]" office:value-type="float" office:value="840" calcext:value-type="float">
            <text:p>840.00</text:p>
          </table:table-cell>
          <table:table-cell table:formula="of:=1/[.D205]" office:value-type="float" office:value="0.00119047619047619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mology/ch8-8.b5.564480x376320.sms.gz</text:p>
          </table:table-cell>
          <table:table-cell office:value-type="float" office:value="5160" calcext:value-type="float">
            <text:p>5,160.00</text:p>
          </table:table-cell>
          <table:table-cell office:value-type="float" office:value="6" calcext:value-type="float">
            <text:p>6</text:p>
          </table:table-cell>
          <table:table-cell table:formula="of:=[.B206]/[.C206]" office:value-type="float" office:value="860" calcext:value-type="float">
            <text:p>860.00</text:p>
          </table:table-cell>
          <table:table-cell table:formula="of:=1/[.D206]" office:value-type="float" office:value="0.00116279069767442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mology/ch7-8.b4.141120x58800.sms.gz</text:p>
          </table:table-cell>
          <table:table-cell office:value-type="float" office:value="173" calcext:value-type="float">
            <text:p>173.00</text:p>
          </table:table-cell>
          <table:table-cell office:value-type="float" office:value="0.2" calcext:value-type="float">
            <text:p>0.2</text:p>
          </table:table-cell>
          <table:table-cell table:formula="of:=[.B207]/[.C207]" office:value-type="float" office:value="865" calcext:value-type="float">
            <text:p>865.00</text:p>
          </table:table-cell>
          <table:table-cell table:formula="of:=1/[.D207]" office:value-type="float" office:value="0.00115606936416185" calcext:value-type="float">
            <text:p>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logy/n4c6.b6.104115x51813.sms.gz</text:p>
          </table:table-cell>
          <table:table-cell office:value-type="float" office:value="59.7533" calcext:value-type="float">
            <text:p>59.75</text:p>
          </table:table-cell>
          <table:table-cell office:value-type="float" office:value="0.06" calcext:value-type="float">
            <text:p>0.06</text:p>
          </table:table-cell>
          <table:table-cell table:formula="of:=[.B208]/[.C208]" office:value-type="float" office:value="995.888333333333" calcext:value-type="float">
            <text:p>995.89</text:p>
          </table:table-cell>
          <table:table-cell table:formula="of:=1/[.D208]" office:value-type="float" office:value="0.00100412864226746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mology/n4c6.b9.186558x198895.sms.gz</text:p>
          </table:table-cell>
          <table:table-cell office:value-type="float" office:value="490" calcext:value-type="float">
            <text:p>490.00</text:p>
          </table:table-cell>
          <table:table-cell office:value-type="float" office:value="0.3" calcext:value-type="float">
            <text:p>0.3</text:p>
          </table:table-cell>
          <table:table-cell table:formula="of:=[.B209]/[.C209]" office:value-type="float" office:value="1633.33333333333" calcext:value-type="float">
            <text:p>1,633.33</text:p>
          </table:table-cell>
          <table:table-cell table:formula="of:=1/[.D209]" office:value-type="float" office:value="0.000612244897959184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gulies/wheel_601.sms.gz</text:p>
          </table:table-cell>
          <table:table-cell office:value-type="float" office:value="7040" calcext:value-type="float">
            <text:p>7,040.00</text:p>
          </table:table-cell>
          <table:table-cell office:value-type="float" office:value="4" calcext:value-type="float">
            <text:p>4</text:p>
          </table:table-cell>
          <table:table-cell table:formula="of:=[.B210]/[.C210]" office:value-type="float" office:value="1760" calcext:value-type="float">
            <text:p>1,760.00</text:p>
          </table:table-cell>
          <table:table-cell table:formula="of:=1/[.D210]" office:value-type="float" office:value="0.000568181818181818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gn/M0,6.data/M0,6-D11.sms.gz</text:p>
          </table:table-cell>
          <table:table-cell office:value-type="float" office:value="722" calcext:value-type="float">
            <text:p>722.00</text:p>
          </table:table-cell>
          <table:table-cell office:value-type="float" office:value="0.4" calcext:value-type="float">
            <text:p>0.4</text:p>
          </table:table-cell>
          <table:table-cell table:formula="of:=[.B211]/[.C211]" office:value-type="float" office:value="1805" calcext:value-type="float">
            <text:p>1,805.00</text:p>
          </table:table-cell>
          <table:table-cell table:formula="of:=1/[.D211]" office:value-type="float" office:value="0.000554016620498615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mology/ch7-9.b4.317520x105840.sms.gz</text:p>
          </table:table-cell>
          <table:table-cell office:value-type="float" office:value="762" calcext:value-type="float">
            <text:p>762.00</text:p>
          </table:table-cell>
          <table:table-cell office:value-type="float" office:value="0.4" calcext:value-type="float">
            <text:p>0.4</text:p>
          </table:table-cell>
          <table:table-cell table:formula="of:=[.B212]/[.C212]" office:value-type="float" office:value="1905" calcext:value-type="float">
            <text:p>1,905.00</text:p>
          </table:table-cell>
          <table:table-cell table:formula="of:=1/[.D212]" office:value-type="float" office:value="0.0005249343832021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mology/n4c6.b8.198895x163215.sms.gz</text:p>
          </table:table-cell>
          <table:table-cell office:value-type="float" office:value="441" calcext:value-type="float">
            <text:p>441.00</text:p>
          </table:table-cell>
          <table:table-cell office:value-type="float" office:value="0.2" calcext:value-type="float">
            <text:p>0.2</text:p>
          </table:table-cell>
          <table:table-cell table:formula="of:=[.B213]/[.C213]" office:value-type="float" office:value="2205" calcext:value-type="float">
            <text:p>2,205.00</text:p>
          </table:table-cell>
          <table:table-cell table:formula="of:=1/[.D213]" office:value-type="float" office:value="0.000453514739229025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mology/n4c6.b7.163215x104115.sms.gz</text:p>
          </table:table-cell>
          <table:table-cell office:value-type="float" office:value="223" calcext:value-type="float">
            <text:p>223.00</text:p>
          </table:table-cell>
          <table:table-cell office:value-type="float" office:value="0.1" calcext:value-type="float">
            <text:p>0.1</text:p>
          </table:table-cell>
          <table:table-cell table:formula="of:=[.B214]/[.C214]" office:value-type="float" office:value="2230" calcext:value-type="float">
            <text:p>2,230.00</text:p>
          </table:table-cell>
          <table:table-cell table:formula="of:=1/[.D214]" office:value-type="float" office:value="0.000448430493273543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mology/ch8-8.b4.376320x117600.sms.gz</text:p>
          </table:table-cell>
          <table:table-cell office:value-type="float" office:value="1022" calcext:value-type="float">
            <text:p>1,022.00</text:p>
          </table:table-cell>
          <table:table-cell office:value-type="float" office:value="0.4" calcext:value-type="float">
            <text:p>0.4</text:p>
          </table:table-cell>
          <table:table-cell table:formula="of:=[.B215]/[.C215]" office:value-type="float" office:value="2555" calcext:value-type="float">
            <text:p>2,555.00</text:p>
          </table:table-cell>
          <table:table-cell table:formula="of:=1/[.D215]" office:value-type="float" office:value="0.000391389432485323" calcext:value-type="float">
            <text:p>0.00</text:p>
          </table:table-cell>
          <table:table-cell table:number-columns-repeated="1019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oth_easy.A1:both_easy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2T17:05:16.362401000</dc:date>
    <meta:editing-duration>PT1M19S</meta:editing-duration>
    <meta:editing-cycles>1</meta:editing-cycles>
    <meta:document-statistic meta:table-count="1" meta:cell-count="1075" meta:object-count="0"/>
    <meta:generator>LibreOffice/5.0.4.2$MacOSX_X86_64 LibreOffice_project/2b9802c1994aa0b7dc6079e128979269cf95bc78</meta:generator>
  </office:meta>
</office:document-meta>
</file>